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, Arial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381cm" fo:margin-left="-0.191cm" table:align="left" style:writing-mode="lr-tb"/>
    </style:style>
    <style:style style:name="Tabella1.A" style:family="table-column">
      <style:table-column-properties style:column-width="8.096cm"/>
    </style:style>
    <style:style style:name="Tabella1.B" style:family="table-column">
      <style:table-column-properties style:column-width="9.285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381cm" fo:margin-left="-0.191cm" table:align="left" style:writing-mode="lr-tb"/>
    </style:style>
    <style:style style:name="Tabella2.A" style:family="table-column">
      <style:table-column-properties style:column-width="2.646cm"/>
    </style:style>
    <style:style style:name="Tabella2.B" style:family="table-column">
      <style:table-column-properties style:column-width="3.036cm"/>
    </style:style>
    <style:style style:name="Tabella2.C" style:family="table-column">
      <style:table-column-properties style:column-width="11.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191cm" fo:border="0.002cm solid #000000"/>
    </style:style>
    <style:style style:name="Tabella2.A2" style:family="table-cell">
      <style:table-cell-properties fo:padding="0.191cm" fo:border-left="0.002cm solid #000000" fo:border-right="none" fo:border-top="none" fo:border-bottom="0.002cm solid #000000"/>
    </style:style>
    <style:style style:name="Tabella2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" style:family="table">
      <style:table-properties style:width="13.15cm" fo:margin-left="-0.191cm" fo:margin-right="4.039cm" table:align="margins" style:writing-mode="lr-tb"/>
    </style:style>
    <style:style style:name="Tabella3.A" style:family="table-column">
      <style:table-column-properties style:column-width="3.57cm" style:rel-column-width="17792*"/>
    </style:style>
    <style:style style:name="Tabella3.B" style:family="table-column">
      <style:table-column-properties style:column-width="8.257cm" style:rel-column-width="41149*"/>
    </style:style>
    <style:style style:name="Tabella3.C" style:family="table-column">
      <style:table-column-properties style:column-width="1.323cm" style:rel-column-width="6594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191cm" fo:border="0.002cm solid #000000"/>
    </style:style>
    <style:style style:name="Tabella3.A2" style:family="table-cell">
      <style:table-cell-properties fo:padding="0.191cm" fo:border-left="0.002cm solid #000000" fo:border-right="none" fo:border-top="none" fo:border-bottom="0.002cm solid #000000"/>
    </style:style>
    <style:style style:name="Tabella3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.11" style:family="table-row">
      <style:table-row-properties style:min-row-height="0.127cm" style:keep-together="true" fo:keep-together="auto"/>
    </style:style>
    <style:style style:name="Tabella4" style:family="table">
      <style:table-properties style:width="9.292cm" fo:margin-left="-0.191cm" table:align="left" style:writing-mode="lr-tb"/>
    </style:style>
    <style:style style:name="Tabella4.A" style:family="table-column">
      <style:table-column-properties style:column-width="3.357cm"/>
    </style:style>
    <style:style style:name="Tabella4.B" style:family="table-column">
      <style:table-column-properties style:column-width="4.621cm"/>
    </style:style>
    <style:style style:name="Tabella4.C" style:family="table-column">
      <style:table-column-properties style:column-width="1.314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191cm" fo:border="0.002cm solid #000000"/>
    </style:style>
    <style:style style:name="Tabella4.A2" style:family="table-cell">
      <style:table-cell-properties fo:padding="0.191cm" fo:border-left="0.002cm solid #000000" fo:border-right="none" fo:border-top="none" fo:border-bottom="0.002cm solid #000000"/>
    </style:style>
    <style:style style:name="Tabella4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5" style:family="table">
      <style:table-properties style:width="11.359cm" fo:margin-left="-0.191cm" table:align="left" style:writing-mode="lr-tb"/>
    </style:style>
    <style:style style:name="Tabella5.A" style:family="table-column">
      <style:table-column-properties style:column-width="3.239cm"/>
    </style:style>
    <style:style style:name="Tabella5.B" style:family="table-column">
      <style:table-column-properties style:column-width="6.763cm"/>
    </style:style>
    <style:style style:name="Tabella5.C" style:family="table-column">
      <style:table-column-properties style:column-width="1.358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191cm" fo:border="0.002cm solid #000000"/>
    </style:style>
    <style:style style:name="Tabella5.A2" style:family="table-cell">
      <style:table-cell-properties fo:padding="0.191cm" fo:border-left="0.002cm solid #000000" fo:border-right="none" fo:border-top="none" fo:border-bottom="0.002cm solid #000000"/>
    </style:style>
    <style:style style:name="Tabella5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1" style:family="table">
      <style:table-properties style:width="17.381cm" fo:margin-left="-0.191cm" table:align="left" style:writing-mode="lr-tb"/>
    </style:style>
    <style:style style:name="Tabella11.A" style:family="table-column">
      <style:table-column-properties style:column-width="5.025cm"/>
    </style:style>
    <style:style style:name="Tabella11.B" style:family="table-column">
      <style:table-column-properties style:column-width="9.421cm"/>
    </style:style>
    <style:style style:name="Tabella11.C" style:family="table-column">
      <style:table-column-properties style:column-width="2.935cm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1.C1" style:family="table-cell">
      <style:table-cell-properties fo:padding="0.191cm" fo:border="0.002cm solid #000000"/>
    </style:style>
    <style:style style:name="Tabella11.A2" style:family="table-cell">
      <style:table-cell-properties fo:padding="0.191cm" fo:border-left="0.002cm solid #000000" fo:border-right="none" fo:border-top="none" fo:border-bottom="0.002cm solid #000000"/>
    </style:style>
    <style:style style:name="Tabella11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6" style:family="table">
      <style:table-properties style:width="17.381cm" fo:margin-left="-0.191cm" table:align="left" style:writing-mode="lr-tb"/>
    </style:style>
    <style:style style:name="Tabella6.A" style:family="table-column">
      <style:table-column-properties style:column-width="5.025cm"/>
    </style:style>
    <style:style style:name="Tabella6.B" style:family="table-column">
      <style:table-column-properties style:column-width="9.421cm"/>
    </style:style>
    <style:style style:name="Tabella6.C" style:family="table-column">
      <style:table-column-properties style:column-width="2.935cm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191cm" fo:border="0.002cm solid #000000"/>
    </style:style>
    <style:style style:name="Tabella6.A2" style:family="table-cell">
      <style:table-cell-properties fo:padding="0.191cm" fo:border-left="0.002cm solid #000000" fo:border-right="none" fo:border-top="none" fo:border-bottom="0.002cm solid #000000"/>
    </style:style>
    <style:style style:name="Tabella6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7" style:family="table">
      <style:table-properties style:width="17.381cm" fo:margin-left="-0.191cm" table:align="left" style:writing-mode="lr-tb"/>
    </style:style>
    <style:style style:name="Tabella7.A" style:family="table-column">
      <style:table-column-properties style:column-width="5.025cm"/>
    </style:style>
    <style:style style:name="Tabella7.B" style:family="table-column">
      <style:table-column-properties style:column-width="9.421cm"/>
    </style:style>
    <style:style style:name="Tabella7.C" style:family="table-column">
      <style:table-column-properties style:column-width="2.935cm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7.C1" style:family="table-cell">
      <style:table-cell-properties fo:padding="0.191cm" fo:border="0.002cm solid #000000"/>
    </style:style>
    <style:style style:name="Tabella7.A2" style:family="table-cell">
      <style:table-cell-properties fo:padding="0.191cm" fo:border-left="0.002cm solid #000000" fo:border-right="none" fo:border-top="none" fo:border-bottom="0.002cm solid #000000"/>
    </style:style>
    <style:style style:name="Tabella7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8" style:family="table">
      <style:table-properties style:width="17.381cm" fo:margin-left="-0.191cm" table:align="left" style:writing-mode="lr-tb"/>
    </style:style>
    <style:style style:name="Tabella8.A" style:family="table-column">
      <style:table-column-properties style:column-width="5.025cm"/>
    </style:style>
    <style:style style:name="Tabella8.B" style:family="table-column">
      <style:table-column-properties style:column-width="9.421cm"/>
    </style:style>
    <style:style style:name="Tabella8.C" style:family="table-column">
      <style:table-column-properties style:column-width="2.935cm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8.C1" style:family="table-cell">
      <style:table-cell-properties fo:padding="0.191cm" fo:border="0.002cm solid #000000"/>
    </style:style>
    <style:style style:name="Tabella8.A2" style:family="table-cell">
      <style:table-cell-properties fo:padding="0.191cm" fo:border-left="0.002cm solid #000000" fo:border-right="none" fo:border-top="none" fo:border-bottom="0.002cm solid #000000"/>
    </style:style>
    <style:style style:name="Tabella8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9" style:family="table">
      <style:table-properties style:width="17.381cm" fo:margin-left="-0.191cm" table:align="left" style:writing-mode="lr-tb"/>
    </style:style>
    <style:style style:name="Tabella9.A" style:family="table-column">
      <style:table-column-properties style:column-width="5.025cm"/>
    </style:style>
    <style:style style:name="Tabella9.B" style:family="table-column">
      <style:table-column-properties style:column-width="9.421cm"/>
    </style:style>
    <style:style style:name="Tabella9.C" style:family="table-column">
      <style:table-column-properties style:column-width="2.935cm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9.C1" style:family="table-cell">
      <style:table-cell-properties fo:padding="0.191cm" fo:border="0.002cm solid #000000"/>
    </style:style>
    <style:style style:name="Tabella9.A2" style:family="table-cell">
      <style:table-cell-properties fo:padding="0.191cm" fo:border-left="0.002cm solid #000000" fo:border-right="none" fo:border-top="none" fo:border-bottom="0.002cm solid #000000"/>
    </style:style>
    <style:style style:name="Tabella9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0" style:family="table">
      <style:table-properties style:width="17.381cm" fo:margin-left="-0.191cm" table:align="left" style:writing-mode="lr-tb"/>
    </style:style>
    <style:style style:name="Tabella10.A" style:family="table-column">
      <style:table-column-properties style:column-width="5.025cm"/>
    </style:style>
    <style:style style:name="Tabella10.B" style:family="table-column">
      <style:table-column-properties style:column-width="9.421cm"/>
    </style:style>
    <style:style style:name="Tabella10.C" style:family="table-column">
      <style:table-column-properties style:column-width="2.935cm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0.C1" style:family="table-cell">
      <style:table-cell-properties fo:padding="0.191cm" fo:border="0.002cm solid #000000"/>
    </style:style>
    <style:style style:name="Tabella10.A2" style:family="table-cell">
      <style:table-cell-properties fo:padding="0.191cm" fo:border-left="0.002cm solid #000000" fo:border-right="none" fo:border-top="none" fo:border-bottom="0.002cm solid #000000"/>
    </style:style>
    <style:style style:name="Tabella10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2" style:family="table">
      <style:table-properties style:width="17.381cm" fo:margin-left="-0.191cm" table:align="left" style:writing-mode="lr-tb"/>
    </style:style>
    <style:style style:name="Tabella12.A" style:family="table-column">
      <style:table-column-properties style:column-width="5.025cm"/>
    </style:style>
    <style:style style:name="Tabella12.B" style:family="table-column">
      <style:table-column-properties style:column-width="9.421cm"/>
    </style:style>
    <style:style style:name="Tabella12.C" style:family="table-column">
      <style:table-column-properties style:column-width="2.935cm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2.C1" style:family="table-cell">
      <style:table-cell-properties fo:padding="0.191cm" fo:border="0.002cm solid #000000"/>
    </style:style>
    <style:style style:name="Tabella12.A2" style:family="table-cell">
      <style:table-cell-properties fo:padding="0.191cm" fo:border-left="0.002cm solid #000000" fo:border-right="none" fo:border-top="none" fo:border-bottom="0.002cm solid #000000"/>
    </style:style>
    <style:style style:name="Tabella12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3" style:family="table">
      <style:table-properties style:width="17.381cm" fo:margin-left="-0.191cm" table:align="left" style:writing-mode="lr-tb"/>
    </style:style>
    <style:style style:name="Tabella13.A" style:family="table-column">
      <style:table-column-properties style:column-width="5.025cm"/>
    </style:style>
    <style:style style:name="Tabella13.B" style:family="table-column">
      <style:table-column-properties style:column-width="9.421cm"/>
    </style:style>
    <style:style style:name="Tabella13.C" style:family="table-column">
      <style:table-column-properties style:column-width="2.935cm"/>
    </style:style>
    <style:style style:name="Tabella13.1" style:family="table-row">
      <style:table-row-properties style:keep-together="true" fo:keep-together="auto"/>
    </style:style>
    <style:style style:name="Tabella13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3.C1" style:family="table-cell">
      <style:table-cell-properties fo:padding="0.191cm" fo:border="0.002cm solid #000000"/>
    </style:style>
    <style:style style:name="Tabella13.A2" style:family="table-cell">
      <style:table-cell-properties fo:padding="0.191cm" fo:border-left="0.002cm solid #000000" fo:border-right="none" fo:border-top="none" fo:border-bottom="0.002cm solid #000000"/>
    </style:style>
    <style:style style:name="Tabella13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4" style:family="table">
      <style:table-properties style:width="17.381cm" fo:margin-left="-0.191cm" table:align="left" style:writing-mode="lr-tb"/>
    </style:style>
    <style:style style:name="Tabella14.A" style:family="table-column">
      <style:table-column-properties style:column-width="5.025cm"/>
    </style:style>
    <style:style style:name="Tabella14.B" style:family="table-column">
      <style:table-column-properties style:column-width="9.421cm"/>
    </style:style>
    <style:style style:name="Tabella14.C" style:family="table-column">
      <style:table-column-properties style:column-width="2.935cm"/>
    </style:style>
    <style:style style:name="Tabella14.1" style:family="table-row">
      <style:table-row-properties style:keep-together="true" fo:keep-together="auto"/>
    </style:style>
    <style:style style:name="Tabella14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4.C1" style:family="table-cell">
      <style:table-cell-properties fo:padding="0.191cm" fo:border="0.002cm solid #000000"/>
    </style:style>
    <style:style style:name="Tabella14.A2" style:family="table-cell">
      <style:table-cell-properties fo:padding="0.191cm" fo:border-left="0.002cm solid #000000" fo:border-right="none" fo:border-top="none" fo:border-bottom="0.002cm solid #000000"/>
    </style:style>
    <style:style style:name="Tabella14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5" style:family="table">
      <style:table-properties style:width="17.381cm" fo:margin-left="-0.191cm" table:align="left" style:writing-mode="lr-tb"/>
    </style:style>
    <style:style style:name="Tabella15.A" style:family="table-column">
      <style:table-column-properties style:column-width="5.025cm"/>
    </style:style>
    <style:style style:name="Tabella15.B" style:family="table-column">
      <style:table-column-properties style:column-width="9.421cm"/>
    </style:style>
    <style:style style:name="Tabella15.C" style:family="table-column">
      <style:table-column-properties style:column-width="2.935cm"/>
    </style:style>
    <style:style style:name="Tabella15.1" style:family="table-row">
      <style:table-row-properties style:keep-together="true" fo:keep-together="auto"/>
    </style:style>
    <style:style style:name="Tabella15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5.C1" style:family="table-cell">
      <style:table-cell-properties fo:padding="0.191cm" fo:border="0.002cm solid #000000"/>
    </style:style>
    <style:style style:name="Tabella15.A2" style:family="table-cell">
      <style:table-cell-properties fo:padding="0.191cm" fo:border-left="0.002cm solid #000000" fo:border-right="none" fo:border-top="none" fo:border-bottom="0.002cm solid #000000"/>
    </style:style>
    <style:style style:name="Tabella15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6" style:family="table">
      <style:table-properties style:width="17.381cm" fo:margin-left="-0.191cm" table:align="left" style:writing-mode="lr-tb"/>
    </style:style>
    <style:style style:name="Tabella16.A" style:family="table-column">
      <style:table-column-properties style:column-width="5.025cm"/>
    </style:style>
    <style:style style:name="Tabella16.B" style:family="table-column">
      <style:table-column-properties style:column-width="9.421cm"/>
    </style:style>
    <style:style style:name="Tabella16.C" style:family="table-column">
      <style:table-column-properties style:column-width="2.935cm"/>
    </style:style>
    <style:style style:name="Tabella16.1" style:family="table-row">
      <style:table-row-properties style:keep-together="true" fo:keep-together="auto"/>
    </style:style>
    <style:style style:name="Tabella16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6.C1" style:family="table-cell">
      <style:table-cell-properties fo:padding="0.191cm" fo:border="0.002cm solid #000000"/>
    </style:style>
    <style:style style:name="Tabella16.A2" style:family="table-cell">
      <style:table-cell-properties fo:padding="0.191cm" fo:border-left="0.002cm solid #000000" fo:border-right="none" fo:border-top="none" fo:border-bottom="0.002cm solid #000000"/>
    </style:style>
    <style:style style:name="Tabella16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7" style:family="table">
      <style:table-properties style:width="17.381cm" fo:margin-left="-0.191cm" table:align="left" style:writing-mode="lr-tb"/>
    </style:style>
    <style:style style:name="Tabella17.A" style:family="table-column">
      <style:table-column-properties style:column-width="5.025cm"/>
    </style:style>
    <style:style style:name="Tabella17.B" style:family="table-column">
      <style:table-column-properties style:column-width="9.421cm"/>
    </style:style>
    <style:style style:name="Tabella17.C" style:family="table-column">
      <style:table-column-properties style:column-width="2.935cm"/>
    </style:style>
    <style:style style:name="Tabella17.1" style:family="table-row">
      <style:table-row-properties style:keep-together="true" fo:keep-together="auto"/>
    </style:style>
    <style:style style:name="Tabella17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7.C1" style:family="table-cell">
      <style:table-cell-properties fo:padding="0.191cm" fo:border="0.002cm solid #000000"/>
    </style:style>
    <style:style style:name="Tabella17.A2" style:family="table-cell">
      <style:table-cell-properties fo:padding="0.191cm" fo:border-left="0.002cm solid #000000" fo:border-right="none" fo:border-top="none" fo:border-bottom="0.002cm solid #000000"/>
    </style:style>
    <style:style style:name="Tabella17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8" style:family="table">
      <style:table-properties style:width="17.381cm" fo:margin-left="-0.191cm" table:align="left" style:writing-mode="lr-tb"/>
    </style:style>
    <style:style style:name="Tabella18.A" style:family="table-column">
      <style:table-column-properties style:column-width="5.025cm"/>
    </style:style>
    <style:style style:name="Tabella18.B" style:family="table-column">
      <style:table-column-properties style:column-width="9.421cm"/>
    </style:style>
    <style:style style:name="Tabella18.C" style:family="table-column">
      <style:table-column-properties style:column-width="2.935cm"/>
    </style:style>
    <style:style style:name="Tabella18.1" style:family="table-row">
      <style:table-row-properties style:keep-together="true" fo:keep-together="auto"/>
    </style:style>
    <style:style style:name="Tabella18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8.C1" style:family="table-cell">
      <style:table-cell-properties fo:padding="0.191cm" fo:border="0.002cm solid #000000"/>
    </style:style>
    <style:style style:name="Tabella18.A2" style:family="table-cell">
      <style:table-cell-properties fo:padding="0.191cm" fo:border-left="0.002cm solid #000000" fo:border-right="none" fo:border-top="none" fo:border-bottom="0.002cm solid #000000"/>
    </style:style>
    <style:style style:name="Tabella18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19" style:family="table">
      <style:table-properties style:width="17.381cm" fo:margin-left="-0.191cm" table:align="left" style:writing-mode="lr-tb"/>
    </style:style>
    <style:style style:name="Tabella19.A" style:family="table-column">
      <style:table-column-properties style:column-width="5.025cm"/>
    </style:style>
    <style:style style:name="Tabella19.B" style:family="table-column">
      <style:table-column-properties style:column-width="9.421cm"/>
    </style:style>
    <style:style style:name="Tabella19.C" style:family="table-column">
      <style:table-column-properties style:column-width="2.935cm"/>
    </style:style>
    <style:style style:name="Tabella19.1" style:family="table-row">
      <style:table-row-properties style:keep-together="true" fo:keep-together="auto"/>
    </style:style>
    <style:style style:name="Tabella19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19.C1" style:family="table-cell">
      <style:table-cell-properties fo:padding="0.191cm" fo:border="0.002cm solid #000000"/>
    </style:style>
    <style:style style:name="Tabella19.A2" style:family="table-cell">
      <style:table-cell-properties fo:padding="0.191cm" fo:border-left="0.002cm solid #000000" fo:border-right="none" fo:border-top="none" fo:border-bottom="0.002cm solid #000000"/>
    </style:style>
    <style:style style:name="Tabella19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0" style:family="table">
      <style:table-properties style:width="17.381cm" fo:margin-left="-0.191cm" table:align="left" style:writing-mode="lr-tb"/>
    </style:style>
    <style:style style:name="Tabella20.A" style:family="table-column">
      <style:table-column-properties style:column-width="5.025cm"/>
    </style:style>
    <style:style style:name="Tabella20.B" style:family="table-column">
      <style:table-column-properties style:column-width="9.421cm"/>
    </style:style>
    <style:style style:name="Tabella20.C" style:family="table-column">
      <style:table-column-properties style:column-width="2.935cm"/>
    </style:style>
    <style:style style:name="Tabella20.1" style:family="table-row">
      <style:table-row-properties style:keep-together="true" fo:keep-together="auto"/>
    </style:style>
    <style:style style:name="Tabella20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0.C1" style:family="table-cell">
      <style:table-cell-properties fo:padding="0.191cm" fo:border="0.002cm solid #000000"/>
    </style:style>
    <style:style style:name="Tabella20.A2" style:family="table-cell">
      <style:table-cell-properties fo:padding="0.191cm" fo:border-left="0.002cm solid #000000" fo:border-right="none" fo:border-top="none" fo:border-bottom="0.002cm solid #000000"/>
    </style:style>
    <style:style style:name="Tabella20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1" style:family="table">
      <style:table-properties style:width="17.381cm" fo:margin-left="-0.191cm" table:align="left" style:writing-mode="lr-tb"/>
    </style:style>
    <style:style style:name="Tabella21.A" style:family="table-column">
      <style:table-column-properties style:column-width="5.025cm"/>
    </style:style>
    <style:style style:name="Tabella21.B" style:family="table-column">
      <style:table-column-properties style:column-width="9.421cm"/>
    </style:style>
    <style:style style:name="Tabella21.C" style:family="table-column">
      <style:table-column-properties style:column-width="2.935cm"/>
    </style:style>
    <style:style style:name="Tabella21.1" style:family="table-row">
      <style:table-row-properties style:keep-together="true" fo:keep-together="auto"/>
    </style:style>
    <style:style style:name="Tabella21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191cm" fo:border="0.002cm solid #000000"/>
    </style:style>
    <style:style style:name="Tabella21.A2" style:family="table-cell">
      <style:table-cell-properties fo:padding="0.191cm" fo:border-left="0.002cm solid #000000" fo:border-right="none" fo:border-top="none" fo:border-bottom="0.002cm solid #000000"/>
    </style:style>
    <style:style style:name="Tabella21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2" style:family="table">
      <style:table-properties style:width="17.381cm" fo:margin-left="-0.191cm" table:align="left" style:writing-mode="lr-tb"/>
    </style:style>
    <style:style style:name="Tabella22.A" style:family="table-column">
      <style:table-column-properties style:column-width="5.025cm"/>
    </style:style>
    <style:style style:name="Tabella22.B" style:family="table-column">
      <style:table-column-properties style:column-width="9.421cm"/>
    </style:style>
    <style:style style:name="Tabella22.C" style:family="table-column">
      <style:table-column-properties style:column-width="2.935cm"/>
    </style:style>
    <style:style style:name="Tabella22.1" style:family="table-row">
      <style:table-row-properties style:keep-together="true" fo:keep-together="auto"/>
    </style:style>
    <style:style style:name="Tabella22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191cm" fo:border="0.002cm solid #000000"/>
    </style:style>
    <style:style style:name="Tabella22.A2" style:family="table-cell">
      <style:table-cell-properties fo:padding="0.191cm" fo:border-left="0.002cm solid #000000" fo:border-right="none" fo:border-top="none" fo:border-bottom="0.002cm solid #000000"/>
    </style:style>
    <style:style style:name="Tabella22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3" style:family="table">
      <style:table-properties style:width="17.381cm" fo:margin-left="-0.191cm" table:align="left" style:writing-mode="lr-tb"/>
    </style:style>
    <style:style style:name="Tabella23.A" style:family="table-column">
      <style:table-column-properties style:column-width="5.025cm"/>
    </style:style>
    <style:style style:name="Tabella23.B" style:family="table-column">
      <style:table-column-properties style:column-width="9.421cm"/>
    </style:style>
    <style:style style:name="Tabella23.C" style:family="table-column">
      <style:table-column-properties style:column-width="2.935cm"/>
    </style:style>
    <style:style style:name="Tabella23.1" style:family="table-row">
      <style:table-row-properties style:keep-together="true" fo:keep-together="auto"/>
    </style:style>
    <style:style style:name="Tabella23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3.C1" style:family="table-cell">
      <style:table-cell-properties fo:padding="0.191cm" fo:border="0.002cm solid #000000"/>
    </style:style>
    <style:style style:name="Tabella23.A2" style:family="table-cell">
      <style:table-cell-properties fo:padding="0.191cm" fo:border-left="0.002cm solid #000000" fo:border-right="none" fo:border-top="none" fo:border-bottom="0.002cm solid #000000"/>
    </style:style>
    <style:style style:name="Tabella23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4" style:family="table">
      <style:table-properties style:width="17.381cm" fo:margin-left="-0.191cm" table:align="left" style:writing-mode="lr-tb"/>
    </style:style>
    <style:style style:name="Tabella24.A" style:family="table-column">
      <style:table-column-properties style:column-width="5.025cm"/>
    </style:style>
    <style:style style:name="Tabella24.B" style:family="table-column">
      <style:table-column-properties style:column-width="9.421cm"/>
    </style:style>
    <style:style style:name="Tabella24.C" style:family="table-column">
      <style:table-column-properties style:column-width="2.935cm"/>
    </style:style>
    <style:style style:name="Tabella24.1" style:family="table-row">
      <style:table-row-properties style:keep-together="true" fo:keep-together="auto"/>
    </style:style>
    <style:style style:name="Tabella24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191cm" fo:border="0.002cm solid #000000"/>
    </style:style>
    <style:style style:name="Tabella24.A2" style:family="table-cell">
      <style:table-cell-properties fo:padding="0.191cm" fo:border-left="0.002cm solid #000000" fo:border-right="none" fo:border-top="none" fo:border-bottom="0.002cm solid #000000"/>
    </style:style>
    <style:style style:name="Tabella24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6" style:family="table">
      <style:table-properties style:width="17.381cm" fo:margin-left="-0.191cm" table:align="left" style:writing-mode="lr-tb"/>
    </style:style>
    <style:style style:name="Tabella26.A" style:family="table-column">
      <style:table-column-properties style:column-width="5.025cm"/>
    </style:style>
    <style:style style:name="Tabella26.B" style:family="table-column">
      <style:table-column-properties style:column-width="9.421cm"/>
    </style:style>
    <style:style style:name="Tabella26.C" style:family="table-column">
      <style:table-column-properties style:column-width="2.935cm"/>
    </style:style>
    <style:style style:name="Tabella26.1" style:family="table-row">
      <style:table-row-properties style:keep-together="true" fo:keep-together="auto"/>
    </style:style>
    <style:style style:name="Tabella26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191cm" fo:border="0.002cm solid #000000"/>
    </style:style>
    <style:style style:name="Tabella26.A2" style:family="table-cell">
      <style:table-cell-properties fo:padding="0.191cm" fo:border-left="0.002cm solid #000000" fo:border-right="none" fo:border-top="none" fo:border-bottom="0.002cm solid #000000"/>
    </style:style>
    <style:style style:name="Tabella26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7" style:family="table">
      <style:table-properties style:width="17.381cm" fo:margin-left="-0.191cm" table:align="left" style:writing-mode="lr-tb"/>
    </style:style>
    <style:style style:name="Tabella27.A" style:family="table-column">
      <style:table-column-properties style:column-width="5.025cm"/>
    </style:style>
    <style:style style:name="Tabella27.B" style:family="table-column">
      <style:table-column-properties style:column-width="9.421cm"/>
    </style:style>
    <style:style style:name="Tabella27.C" style:family="table-column">
      <style:table-column-properties style:column-width="2.935cm"/>
    </style:style>
    <style:style style:name="Tabella27.1" style:family="table-row">
      <style:table-row-properties style:keep-together="true" fo:keep-together="auto"/>
    </style:style>
    <style:style style:name="Tabella27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7.C1" style:family="table-cell">
      <style:table-cell-properties fo:padding="0.191cm" fo:border="0.002cm solid #000000"/>
    </style:style>
    <style:style style:name="Tabella27.A2" style:family="table-cell">
      <style:table-cell-properties fo:padding="0.191cm" fo:border-left="0.002cm solid #000000" fo:border-right="none" fo:border-top="none" fo:border-bottom="0.002cm solid #000000"/>
    </style:style>
    <style:style style:name="Tabella27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8" style:family="table">
      <style:table-properties style:width="17.381cm" fo:margin-left="-0.191cm" table:align="left" style:writing-mode="lr-tb"/>
    </style:style>
    <style:style style:name="Tabella28.A" style:family="table-column">
      <style:table-column-properties style:column-width="5.025cm"/>
    </style:style>
    <style:style style:name="Tabella28.B" style:family="table-column">
      <style:table-column-properties style:column-width="9.421cm"/>
    </style:style>
    <style:style style:name="Tabella28.C" style:family="table-column">
      <style:table-column-properties style:column-width="2.935cm"/>
    </style:style>
    <style:style style:name="Tabella28.1" style:family="table-row">
      <style:table-row-properties style:keep-together="true" fo:keep-together="auto"/>
    </style:style>
    <style:style style:name="Tabella28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8.C1" style:family="table-cell">
      <style:table-cell-properties fo:padding="0.191cm" fo:border="0.002cm solid #000000"/>
    </style:style>
    <style:style style:name="Tabella28.A2" style:family="table-cell">
      <style:table-cell-properties fo:padding="0.191cm" fo:border-left="0.002cm solid #000000" fo:border-right="none" fo:border-top="none" fo:border-bottom="0.002cm solid #000000"/>
    </style:style>
    <style:style style:name="Tabella28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9" style:family="table">
      <style:table-properties style:width="17.381cm" fo:margin-left="-0.191cm" table:align="left" style:writing-mode="lr-tb"/>
    </style:style>
    <style:style style:name="Tabella29.A" style:family="table-column">
      <style:table-column-properties style:column-width="5.025cm"/>
    </style:style>
    <style:style style:name="Tabella29.B" style:family="table-column">
      <style:table-column-properties style:column-width="9.421cm"/>
    </style:style>
    <style:style style:name="Tabella29.C" style:family="table-column">
      <style:table-column-properties style:column-width="2.935cm"/>
    </style:style>
    <style:style style:name="Tabella29.1" style:family="table-row">
      <style:table-row-properties style:keep-together="true" fo:keep-together="auto"/>
    </style:style>
    <style:style style:name="Tabella29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9.C1" style:family="table-cell">
      <style:table-cell-properties fo:padding="0.191cm" fo:border="0.002cm solid #000000"/>
    </style:style>
    <style:style style:name="Tabella29.A2" style:family="table-cell">
      <style:table-cell-properties fo:padding="0.191cm" fo:border-left="0.002cm solid #000000" fo:border-right="none" fo:border-top="none" fo:border-bottom="0.002cm solid #000000"/>
    </style:style>
    <style:style style:name="Tabella29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0" style:family="table">
      <style:table-properties style:width="17.381cm" fo:margin-left="-0.191cm" table:align="left" style:writing-mode="lr-tb"/>
    </style:style>
    <style:style style:name="Tabella30.A" style:family="table-column">
      <style:table-column-properties style:column-width="5.025cm"/>
    </style:style>
    <style:style style:name="Tabella30.B" style:family="table-column">
      <style:table-column-properties style:column-width="9.421cm"/>
    </style:style>
    <style:style style:name="Tabella30.C" style:family="table-column">
      <style:table-column-properties style:column-width="2.935cm"/>
    </style:style>
    <style:style style:name="Tabella30.1" style:family="table-row">
      <style:table-row-properties style:keep-together="true" fo:keep-together="auto"/>
    </style:style>
    <style:style style:name="Tabella30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191cm" fo:border="0.002cm solid #000000"/>
    </style:style>
    <style:style style:name="Tabella30.A2" style:family="table-cell">
      <style:table-cell-properties fo:padding="0.191cm" fo:border-left="0.002cm solid #000000" fo:border-right="none" fo:border-top="none" fo:border-bottom="0.002cm solid #000000"/>
    </style:style>
    <style:style style:name="Tabella30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1" style:family="table">
      <style:table-properties style:width="17.381cm" fo:margin-left="-0.191cm" table:align="left" style:writing-mode="lr-tb"/>
    </style:style>
    <style:style style:name="Tabella31.A" style:family="table-column">
      <style:table-column-properties style:column-width="5.025cm"/>
    </style:style>
    <style:style style:name="Tabella31.B" style:family="table-column">
      <style:table-column-properties style:column-width="9.421cm"/>
    </style:style>
    <style:style style:name="Tabella31.C" style:family="table-column">
      <style:table-column-properties style:column-width="2.935cm"/>
    </style:style>
    <style:style style:name="Tabella31.1" style:family="table-row">
      <style:table-row-properties style:keep-together="true" fo:keep-together="auto"/>
    </style:style>
    <style:style style:name="Tabella31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191cm" fo:border="0.002cm solid #000000"/>
    </style:style>
    <style:style style:name="Tabella31.A2" style:family="table-cell">
      <style:table-cell-properties fo:padding="0.191cm" fo:border-left="0.002cm solid #000000" fo:border-right="none" fo:border-top="none" fo:border-bottom="0.002cm solid #000000"/>
    </style:style>
    <style:style style:name="Tabella31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1.5" style:family="table-row">
      <style:table-row-properties style:min-row-height="0.429cm" style:keep-together="true" fo:keep-together="auto"/>
    </style:style>
    <style:style style:name="Tabella32" style:family="table">
      <style:table-properties style:width="17.381cm" fo:margin-left="-0.191cm" table:align="left" style:writing-mode="lr-tb"/>
    </style:style>
    <style:style style:name="Tabella32.A" style:family="table-column">
      <style:table-column-properties style:column-width="5.025cm"/>
    </style:style>
    <style:style style:name="Tabella32.B" style:family="table-column">
      <style:table-column-properties style:column-width="9.421cm"/>
    </style:style>
    <style:style style:name="Tabella32.C" style:family="table-column">
      <style:table-column-properties style:column-width="2.935cm"/>
    </style:style>
    <style:style style:name="Tabella32.1" style:family="table-row">
      <style:table-row-properties style:keep-together="true" fo:keep-together="auto"/>
    </style:style>
    <style:style style:name="Tabella32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191cm" fo:border="0.002cm solid #000000"/>
    </style:style>
    <style:style style:name="Tabella32.A2" style:family="table-cell">
      <style:table-cell-properties fo:padding="0.191cm" fo:border-left="0.002cm solid #000000" fo:border-right="none" fo:border-top="none" fo:border-bottom="0.002cm solid #000000"/>
    </style:style>
    <style:style style:name="Tabella32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3" style:family="table">
      <style:table-properties style:width="17.381cm" fo:margin-left="-0.191cm" table:align="left" style:writing-mode="lr-tb"/>
    </style:style>
    <style:style style:name="Tabella33.A" style:family="table-column">
      <style:table-column-properties style:column-width="5.025cm"/>
    </style:style>
    <style:style style:name="Tabella33.B" style:family="table-column">
      <style:table-column-properties style:column-width="9.421cm"/>
    </style:style>
    <style:style style:name="Tabella33.C" style:family="table-column">
      <style:table-column-properties style:column-width="2.935cm"/>
    </style:style>
    <style:style style:name="Tabella33.1" style:family="table-row">
      <style:table-row-properties style:keep-together="true" fo:keep-together="auto"/>
    </style:style>
    <style:style style:name="Tabella33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191cm" fo:border="0.002cm solid #000000"/>
    </style:style>
    <style:style style:name="Tabella33.A2" style:family="table-cell">
      <style:table-cell-properties fo:padding="0.191cm" fo:border-left="0.002cm solid #000000" fo:border-right="none" fo:border-top="none" fo:border-bottom="0.002cm solid #000000"/>
    </style:style>
    <style:style style:name="Tabella33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25" style:family="table">
      <style:table-properties style:width="17.381cm" fo:margin-left="-0.191cm" table:align="left" style:writing-mode="lr-tb"/>
    </style:style>
    <style:style style:name="Tabella25.A" style:family="table-column">
      <style:table-column-properties style:column-width="5.025cm"/>
    </style:style>
    <style:style style:name="Tabella25.B" style:family="table-column">
      <style:table-column-properties style:column-width="9.421cm"/>
    </style:style>
    <style:style style:name="Tabella25.C" style:family="table-column">
      <style:table-column-properties style:column-width="2.935cm"/>
    </style:style>
    <style:style style:name="Tabella25.1" style:family="table-row">
      <style:table-row-properties style:keep-together="true" fo:keep-together="auto"/>
    </style:style>
    <style:style style:name="Tabella25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25.C1" style:family="table-cell">
      <style:table-cell-properties fo:padding="0.191cm" fo:border="0.002cm solid #000000"/>
    </style:style>
    <style:style style:name="Tabella25.A2" style:family="table-cell">
      <style:table-cell-properties fo:padding="0.191cm" fo:border-left="0.002cm solid #000000" fo:border-right="none" fo:border-top="none" fo:border-bottom="0.002cm solid #000000"/>
    </style:style>
    <style:style style:name="Tabella25.C2" style:family="table-cell">
      <style:table-cell-properties fo:padding="0.191cm" fo:border-left="0.002cm solid #000000" fo:border-right="0.002cm solid #000000" fo:border-top="none" fo:border-bottom="0.002cm solid #000000"/>
    </style:style>
    <style:style style:name="Tabella34" style:family="table">
      <style:table-properties style:width="17.381cm" fo:margin-left="-0.191cm" table:align="left" style:writing-mode="lr-tb"/>
    </style:style>
    <style:style style:name="Tabella34.A" style:family="table-column">
      <style:table-column-properties style:column-width="5.025cm"/>
    </style:style>
    <style:style style:name="Tabella34.B" style:family="table-column">
      <style:table-column-properties style:column-width="9.421cm"/>
    </style:style>
    <style:style style:name="Tabella34.C" style:family="table-column">
      <style:table-column-properties style:column-width="2.935cm"/>
    </style:style>
    <style:style style:name="Tabella34.1" style:family="table-row">
      <style:table-row-properties style:keep-together="true" fo:keep-together="auto"/>
    </style:style>
    <style:style style:name="Tabella34.A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191cm" fo:border="0.002cm solid #000000"/>
    </style:style>
    <style:style style:name="Tabella34.A2" style:family="table-cell">
      <style:table-cell-properties fo:padding="0.191cm" fo:border-left="0.002cm solid #000000" fo:border-right="none" fo:border-top="none" fo:border-bottom="0.002cm solid #000000"/>
    </style:style>
    <style:style style:name="Tabella34.C2" style:family="table-cell">
      <style:table-cell-properties fo:padding="0.191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officeooo:paragraph-rsid="001a51b7" style:font-size-asian="10pt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paragraph-rsid="00259a42" style:font-size-asian="10pt" style:font-weight-asian="bol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paragraph-rsid="002880d3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paragraph-rsid="00289a07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officeooo:paragraph-rsid="002aea96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paragraph-rsid="002bd19b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paragraph-rsid="0034f191" style:font-size-asian="10pt" style:font-weight-asian="bold" style:font-size-complex="10pt"/>
    </style:style>
    <style:style style:name="P8" style:family="paragraph" style:parent-style-name="Standard">
      <style:text-properties fo:font-size="10pt" fo:font-weight="bold" officeooo:paragraph-rsid="00259a42" style:font-size-asian="10pt" style:font-weight-asian="bold" style:font-size-complex="10pt"/>
    </style:style>
    <style:style style:name="P9" style:family="paragraph" style:parent-style-name="Standard">
      <style:text-properties fo:font-size="10pt" fo:font-weight="bold" officeooo:paragraph-rsid="002880d3" style:font-size-asian="10pt" style:font-weight-asian="bold" style:font-size-complex="10pt"/>
    </style:style>
    <style:style style:name="P10" style:family="paragraph" style:parent-style-name="Standard">
      <style:text-properties fo:font-size="10pt" fo:font-weight="bold" officeooo:paragraph-rsid="00289a07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01a51b7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paragraph-rsid="0023688f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1e4c4c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5010c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paragraph-rsid="00259a42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paragraph-rsid="002880d3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officeooo:paragraph-rsid="00289a07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officeooo:paragraph-rsid="002aea96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officeooo:paragraph-rsid="002bd19b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paragraph-rsid="0034f191" style:font-size-asian="10pt" style:font-size-complex="10pt"/>
    </style:style>
    <style:style style:name="P22" style:family="paragraph" style:parent-style-name="Standard">
      <style:text-properties fo:font-size="10pt" officeooo:paragraph-rsid="001a51b7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1a7c48" officeooo:paragraph-rsid="001a7c48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1a7c48" officeooo:paragraph-rsid="001de2d5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1a7c48" officeooo:paragraph-rsid="001e4c4c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1a7c48" officeooo:paragraph-rsid="002031f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a7c48" officeooo:paragraph-rsid="00259a42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1a7c48" officeooo:paragraph-rsid="002707f9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0pt" officeooo:rsid="001e4c4c" officeooo:paragraph-rsid="001e4c4c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officeooo:rsid="002031f0" officeooo:paragraph-rsid="002031f0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0pt" officeooo:rsid="00222efe" officeooo:paragraph-rsid="0023688f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officeooo:rsid="0023688f" officeooo:paragraph-rsid="0023688f" style:font-size-asian="10pt" style:font-size-complex="10pt"/>
    </style:style>
    <style:style style:name="P33" style:family="paragraph" style:parent-style-name="Standard">
      <style:text-properties fo:font-size="10pt" officeooo:paragraph-rsid="0025010c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officeooo:rsid="00350e1c" officeooo:paragraph-rsid="0025010c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font-size="10pt" officeooo:rsid="0025010c" officeooo:paragraph-rsid="0025010c" style:font-size-asian="10pt" style:font-size-complex="10pt"/>
    </style:style>
    <style:style style:name="P36" style:family="paragraph" style:parent-style-name="Standard">
      <style:text-properties fo:font-size="10pt" officeooo:paragraph-rsid="00259a42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size="10pt" officeooo:rsid="00259a42" officeooo:paragraph-rsid="00259a42" style:font-size-asian="10pt" style:font-size-complex="10pt"/>
    </style:style>
    <style:style style:name="P38" style:family="paragraph" style:parent-style-name="Standard">
      <style:text-properties fo:font-size="10pt" officeooo:paragraph-rsid="002707f9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officeooo:rsid="002707f9" officeooo:paragraph-rsid="002707f9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officeooo:rsid="002880d3" officeooo:paragraph-rsid="002880d3" style:font-size-asian="10pt" style:font-size-complex="10pt"/>
    </style:style>
    <style:style style:name="P41" style:family="paragraph" style:parent-style-name="Standard">
      <style:text-properties fo:font-size="10pt" officeooo:paragraph-rsid="002880d3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rsid="00289a07" officeooo:paragraph-rsid="00289a07" style:font-size-asian="10pt" style:font-size-complex="10pt"/>
    </style:style>
    <style:style style:name="P43" style:family="paragraph" style:parent-style-name="Standard">
      <style:text-properties fo:font-size="10pt" officeooo:paragraph-rsid="00289a07" style:font-size-asian="10pt" style:font-size-complex="10pt"/>
    </style:style>
    <style:style style:name="P44" style:family="paragraph" style:parent-style-name="Standard">
      <style:text-properties fo:font-size="10pt" officeooo:rsid="0034f191" officeooo:paragraph-rsid="0034f191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34f191" officeooo:paragraph-rsid="0034f191" style:font-size-asian="10pt" style:font-size-complex="10pt"/>
    </style:style>
    <style:style style:name="P46" style:family="paragraph" style:parent-style-name="Standard">
      <style:text-properties fo:font-size="10pt" officeooo:paragraph-rsid="002aea96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2aea96" officeooo:paragraph-rsid="002aea96" style:font-size-asian="10pt" style:font-size-complex="10pt"/>
    </style:style>
    <style:style style:name="P48" style:family="paragraph" style:parent-style-name="Standard">
      <style:text-properties fo:font-size="10pt" officeooo:paragraph-rsid="002bd19b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rsid="002bd19b" officeooo:paragraph-rsid="002bd19b" style:font-size-asian="10pt" style:font-size-complex="10pt"/>
    </style:style>
    <style:style style:name="P50" style:family="paragraph" style:parent-style-name="Standard">
      <style:text-properties fo:font-size="10pt" officeooo:paragraph-rsid="0034f191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0pt" officeooo:rsid="001a7c48" officeooo:paragraph-rsid="001de2d5" fo:background-color="transparent" style:font-size-asian="10pt" style:font-size-complex="10pt"/>
    </style:style>
    <style:style style:name="P52" style:family="paragraph" style:parent-style-name="Standard">
      <style:text-properties fo:font-size="10pt" fo:font-weight="normal" officeooo:rsid="00259a42" officeooo:paragraph-rsid="00259a42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paragraph-rsid="00259a42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2707f9" officeooo:paragraph-rsid="002707f9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02880d3" officeooo:paragraph-rsid="002880d3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0289a07" officeooo:paragraph-rsid="00289a07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rsid="00289a07" officeooo:paragraph-rsid="0042cd10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0pt" fo:font-weight="normal" officeooo:rsid="002aea96" officeooo:paragraph-rsid="002aea96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2bd19b" style:font-size-asian="10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rsid="0034f191" officeooo:paragraph-rsid="0034f191" style:font-size-asian="10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041a7cd" officeooo:paragraph-rsid="0041a7cd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0pt" fo:font-weight="bold" officeooo:paragraph-rsid="0025010c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259a42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2880d3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289a07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2aea96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2bd19b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34f191" style:font-size-asian="10pt" style:font-weight-asian="bold" style:font-size-complex="10pt" style:font-weight-complex="bold"/>
    </style:style>
    <style:style style:name="P69" style:family="paragraph" style:parent-style-name="Standard">
      <style:text-properties fo:font-size="10pt" officeooo:rsid="00449595" officeooo:paragraph-rsid="00449595" style:font-size-asian="10pt" style:font-size-complex="10pt"/>
    </style:style>
    <style:style style:name="P70" style:family="paragraph" style:parent-style-name="Standard">
      <style:paragraph-properties fo:text-align="center" style:justify-single-word="false"/>
      <style:text-properties fo:font-size="10pt" officeooo:rsid="00449595" officeooo:paragraph-rsid="00449595" style:font-size-asian="10pt" style:font-size-complex="10pt"/>
    </style:style>
    <style:style style:name="P71" style:family="paragraph" style:parent-style-name="Standard">
      <style:paragraph-properties fo:text-align="center" style:justify-single-word="false"/>
      <style:text-properties fo:font-size="10pt" officeooo:rsid="00449595" officeooo:paragraph-rsid="004e34ac" style:font-size-asian="10pt" style:font-size-complex="10pt"/>
    </style:style>
    <style:style style:name="P72" style:family="paragraph" style:parent-style-name="Standard">
      <style:text-properties fo:font-size="10pt" officeooo:rsid="00259a42" officeooo:paragraph-rsid="00259a42" style:font-size-asian="10pt" style:font-size-complex="10pt"/>
    </style:style>
    <style:style style:name="P73" style:family="paragraph" style:parent-style-name="Standard">
      <style:text-properties fo:font-size="10pt" officeooo:rsid="00259a42" officeooo:paragraph-rsid="002880d3" style:font-size-asian="10pt" style:font-size-complex="10pt"/>
    </style:style>
    <style:style style:name="P74" style:family="paragraph" style:parent-style-name="Standard">
      <style:text-properties fo:font-size="10pt" officeooo:rsid="00259a42" officeooo:paragraph-rsid="002aea96" style:font-size-asian="10pt" style:font-size-complex="10pt"/>
    </style:style>
    <style:style style:name="P75" style:family="paragraph" style:parent-style-name="Standard">
      <style:text-properties fo:font-size="10pt" officeooo:rsid="00259a42" officeooo:paragraph-rsid="002bd19b" style:font-size-asian="10pt" style:font-size-complex="10pt"/>
    </style:style>
    <style:style style:name="P76" style:family="paragraph" style:parent-style-name="Standard">
      <style:text-properties fo:font-size="10pt" officeooo:rsid="00259a42" officeooo:paragraph-rsid="0034f191" style:font-size-asian="10pt" style:font-size-complex="10pt"/>
    </style:style>
    <style:style style:name="P77" style:family="paragraph" style:parent-style-name="Standard">
      <style:text-properties fo:font-size="10pt" officeooo:rsid="0045f735" officeooo:paragraph-rsid="0045f735" style:font-size-asian="10pt" style:font-size-complex="10pt"/>
    </style:style>
    <style:style style:name="P78" style:family="paragraph" style:parent-style-name="Standard">
      <style:text-properties fo:font-size="10pt" officeooo:rsid="0045f735" officeooo:paragraph-rsid="00259a42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fo:font-size="10pt" officeooo:rsid="001e4c4c" officeooo:paragraph-rsid="004c57c5" style:font-size-asian="10pt" style:font-size-complex="10pt"/>
    </style:style>
    <style:style style:name="P80" style:family="paragraph" style:parent-style-name="Standard">
      <style:paragraph-properties fo:text-align="center" style:justify-single-word="false"/>
      <style:text-properties fo:font-size="10pt" officeooo:rsid="001e4c4c" officeooo:paragraph-rsid="001e4c4c" style:font-size-asian="10pt" style:font-size-complex="10pt"/>
    </style:style>
    <style:style style:name="P81" style:family="paragraph" style:parent-style-name="Standard">
      <style:paragraph-properties fo:text-align="center" style:justify-single-word="false"/>
      <style:text-properties fo:font-size="10pt" officeooo:paragraph-rsid="001a51b7" style:font-size-asian="10pt" style:font-size-complex="10pt"/>
    </style:style>
    <style:style style:name="P82" style:family="paragraph" style:parent-style-name="Standard">
      <style:paragraph-properties fo:text-align="center" style:justify-single-word="false"/>
      <style:text-properties fo:font-size="10pt" officeooo:paragraph-rsid="0023688f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fo:font-size="10pt" officeooo:paragraph-rsid="0025010c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fo:font-size="10pt" officeooo:paragraph-rsid="00517cbb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fo:font-size="10pt" officeooo:paragraph-rsid="0051c5b9" style:font-size-asian="10pt" style:font-size-complex="10pt"/>
    </style:style>
    <style:style style:name="P86" style:family="paragraph" style:parent-style-name="Standard">
      <style:paragraph-properties fo:text-align="center" style:justify-single-word="false"/>
      <style:text-properties fo:font-size="10pt" officeooo:paragraph-rsid="00533812" style:font-size-asian="10pt" style:font-size-complex="10pt"/>
    </style:style>
    <style:style style:name="P87" style:family="paragraph" style:parent-style-name="Standard">
      <style:paragraph-properties fo:text-align="center" style:justify-single-word="false"/>
      <style:text-properties fo:font-size="10pt" officeooo:rsid="001a7c48" officeooo:paragraph-rsid="001a7c48" style:font-size-asian="10pt" style:font-size-complex="10pt"/>
    </style:style>
    <style:style style:name="P88" style:family="paragraph" style:parent-style-name="Standard">
      <style:paragraph-properties fo:text-align="center" style:justify-single-word="false"/>
      <style:text-properties fo:font-size="10pt" officeooo:rsid="001a7c48" officeooo:paragraph-rsid="001e4c4c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fo:font-size="10pt" officeooo:rsid="001a7c48" officeooo:paragraph-rsid="001de2d5" style:font-size-asian="10pt" style:font-size-complex="10pt"/>
    </style:style>
    <style:style style:name="P90" style:family="paragraph" style:parent-style-name="Standard">
      <style:paragraph-properties fo:text-align="center" style:justify-single-word="false"/>
      <style:text-properties fo:font-size="10pt" officeooo:rsid="001a7c48" officeooo:paragraph-rsid="002031f0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fo:font-size="10pt" officeooo:rsid="001a7c48" officeooo:paragraph-rsid="004fd2df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fo:font-size="10pt" officeooo:rsid="002031f0" officeooo:paragraph-rsid="002031f0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fo:font-size="10pt" officeooo:rsid="002031f0" officeooo:paragraph-rsid="0051c5b9" style:font-size-asian="10pt" style:font-size-complex="10pt"/>
    </style:style>
    <style:style style:name="P94" style:family="paragraph" style:parent-style-name="Standard">
      <style:paragraph-properties fo:text-align="center" style:justify-single-word="false"/>
      <style:text-properties fo:font-size="10pt" officeooo:rsid="0025010c" officeooo:paragraph-rsid="004e34ac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fo:font-size="10pt" officeooo:rsid="00289a07" officeooo:paragraph-rsid="00517cbb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fo:font-size="10pt" officeooo:rsid="00289a07" officeooo:paragraph-rsid="00533812" style:font-size-asian="10pt" style:font-size-complex="10pt"/>
    </style:style>
    <style:style style:name="P97" style:family="paragraph" style:parent-style-name="Standard">
      <style:text-properties fo:font-size="10pt" officeooo:paragraph-rsid="002880d3" style:font-size-asian="10pt" style:font-size-complex="10pt"/>
    </style:style>
    <style:style style:name="P98" style:family="paragraph" style:parent-style-name="Standard">
      <style:text-properties fo:font-size="10pt" officeooo:paragraph-rsid="00517cbb" style:font-size-asian="10pt" style:font-size-complex="10pt"/>
    </style:style>
    <style:style style:name="P99" style:family="paragraph" style:parent-style-name="Standard">
      <style:text-properties fo:font-size="10pt" officeooo:rsid="0034f191" officeooo:paragraph-rsid="00517cbb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fo:font-size="10pt" officeooo:rsid="0034f191" officeooo:paragraph-rsid="0051c5b9" style:font-size-asian="10pt" style:font-size-complex="10pt"/>
    </style:style>
    <style:style style:name="P101" style:family="paragraph" style:parent-style-name="Standard">
      <style:text-properties fo:font-size="10pt" officeooo:paragraph-rsid="00289a07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fo:font-size="10pt" officeooo:rsid="0023688f" officeooo:paragraph-rsid="0023688f" style:font-size-asian="10pt" style:font-size-complex="10pt"/>
    </style:style>
    <style:style style:name="P103" style:family="paragraph" style:parent-style-name="Standard">
      <style:text-properties fo:font-size="10pt" officeooo:paragraph-rsid="00533812" style:font-size-asian="10pt" style:font-size-complex="10pt"/>
    </style:style>
    <style:style style:name="P104" style:family="paragraph" style:parent-style-name="Standard" style:list-style-name="L1">
      <style:text-properties fo:font-size="10pt" fo:font-weight="normal" officeooo:rsid="00259a42" officeooo:paragraph-rsid="00259a42" style:font-size-asian="10pt" style:font-weight-asian="normal" style:font-size-complex="10pt" style:font-weight-complex="normal"/>
    </style:style>
    <style:style style:name="P105" style:family="paragraph" style:parent-style-name="Standard" style:list-style-name="L2">
      <style:text-properties fo:font-size="10pt" fo:font-weight="normal" officeooo:rsid="00471299" officeooo:paragraph-rsid="00471299" style:font-size-asian="10pt" style:font-weight-asian="normal" style:font-size-complex="10pt" style:font-weight-complex="normal"/>
    </style:style>
    <style:style style:name="P106" style:family="paragraph" style:parent-style-name="Standard" style:list-style-name="L3">
      <style:text-properties fo:font-size="10pt" fo:font-weight="normal" officeooo:rsid="002707f9" officeooo:paragraph-rsid="002707f9" style:font-size-asian="10pt" style:font-weight-asian="normal" style:font-size-complex="10pt" style:font-weight-complex="normal"/>
    </style:style>
    <style:style style:name="P107" style:family="paragraph" style:parent-style-name="Standard" style:list-style-name="L4">
      <style:text-properties fo:font-size="10pt" fo:font-weight="normal" officeooo:rsid="0041a7cd" officeooo:paragraph-rsid="0041a7cd" style:font-size-asian="10pt" style:font-weight-asian="normal" style:font-size-complex="10pt" style:font-weight-complex="normal"/>
    </style:style>
    <style:style style:name="P108" style:family="paragraph" style:parent-style-name="Standard" style:list-style-name="L5">
      <style:text-properties fo:font-size="10pt" fo:font-weight="normal" officeooo:paragraph-rsid="0034f191" style:font-size-asian="10pt" style:font-weight-asian="normal" style:font-size-complex="10pt" style:font-weight-complex="normal"/>
    </style:style>
    <style:style style:name="P109" style:family="paragraph" style:parent-style-name="Standard" style:list-style-name="L5">
      <style:text-properties fo:font-size="10pt" fo:font-weight="normal" officeooo:rsid="0034f191" officeooo:paragraph-rsid="0034f191" style:font-size-asian="10pt" style:font-weight-asian="normal" style:font-size-complex="10pt" style:font-weight-complex="normal"/>
    </style:style>
    <style:style style:name="P110" style:family="paragraph" style:parent-style-name="Standard">
      <style:text-properties fo:font-size="10pt" fo:font-weight="normal" officeooo:rsid="002880d3" officeooo:paragraph-rsid="004fd2df" style:font-size-asian="10pt" style:font-weight-asian="normal" style:font-size-complex="10pt" style:font-weight-complex="normal"/>
    </style:style>
    <style:style style:name="P111" style:family="paragraph" style:parent-style-name="Standard">
      <style:text-properties fo:font-size="10pt" fo:font-weight="normal" officeooo:rsid="002880d3" officeooo:paragraph-rsid="00517cbb" style:font-size-asian="10pt" style:font-weight-asian="normal" style:font-size-complex="10pt" style:font-weight-complex="normal"/>
    </style:style>
    <style:style style:name="P112" style:family="paragraph" style:parent-style-name="Standard">
      <style:text-properties fo:font-size="10pt" fo:font-weight="normal" officeooo:rsid="002880d3" officeooo:paragraph-rsid="00533812" style:font-size-asian="10pt" style:font-weight-asian="normal" style:font-size-complex="10pt" style:font-weight-complex="normal"/>
    </style:style>
    <style:style style:name="P113" style:family="paragraph" style:parent-style-name="Standard">
      <style:text-properties fo:font-size="10pt" fo:font-weight="normal" officeooo:rsid="002880d3" officeooo:paragraph-rsid="00543d24" style:font-size-asian="10pt" style:font-weight-asian="normal" style:font-size-complex="10pt" style:font-weight-complex="normal"/>
    </style:style>
    <style:style style:name="P114" style:family="paragraph" style:parent-style-name="Standard">
      <style:text-properties fo:font-size="10pt" fo:font-weight="normal" officeooo:rsid="00289a07" officeooo:paragraph-rsid="00517cbb" style:font-size-asian="10pt" style:font-weight-asian="normal" style:font-size-complex="10pt" style:font-weight-complex="normal"/>
    </style:style>
    <style:style style:name="P115" style:family="paragraph" style:parent-style-name="Standard">
      <style:text-properties fo:font-size="10pt" fo:font-weight="normal" officeooo:rsid="00289a07" officeooo:paragraph-rsid="00533812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center" style:justify-single-word="false"/>
      <style:text-properties fo:font-size="10pt" fo:font-weight="normal" officeooo:paragraph-rsid="00533812" style:font-size-asian="10pt" style:font-weight-asian="normal" style:font-size-complex="10pt" style:font-weight-complex="normal"/>
    </style:style>
    <style:style style:name="P117" style:family="paragraph" style:parent-style-name="Standard">
      <style:text-properties fo:font-size="10pt" style:text-underline-style="solid" style:text-underline-type="double" style:text-underline-width="auto" style:text-underline-color="font-color" officeooo:rsid="00471299" officeooo:paragraph-rsid="00471299" style:font-size-asian="10pt" style:font-size-complex="10pt"/>
    </style:style>
    <style:style style:name="P118" style:family="paragraph" style:parent-style-name="Standard">
      <style:paragraph-properties fo:text-align="center" style:justify-single-word="false"/>
      <style:text-properties fo:font-size="10pt" fo:font-weight="bold" officeooo:paragraph-rsid="00517cbb" style:font-size-asian="10pt" style:font-weight-asian="bold" style:font-size-complex="10pt"/>
    </style:style>
    <style:style style:name="P119" style:family="paragraph" style:parent-style-name="Standard">
      <style:paragraph-properties fo:text-align="center" style:justify-single-word="false"/>
      <style:text-properties fo:font-size="10pt" fo:font-weight="bold" officeooo:paragraph-rsid="00533812" style:font-size-asian="10pt" style:font-weight-asian="bold" style:font-size-complex="10pt"/>
    </style:style>
    <style:style style:name="P120" style:family="paragraph" style:parent-style-name="Standard">
      <style:text-properties fo:font-size="10pt" fo:font-weight="bold" officeooo:paragraph-rsid="00517cbb" style:font-size-asian="10pt" style:font-weight-asian="bold" style:font-size-complex="10pt"/>
    </style:style>
    <style:style style:name="P121" style:family="paragraph" style:parent-style-name="Standard">
      <style:text-properties fo:font-size="10pt" fo:font-weight="bold" officeooo:paragraph-rsid="00533812" style:font-size-asian="10pt" style:font-weight-asian="bold" style:font-size-complex="10pt"/>
    </style:style>
    <style:style style:name="P122" style:family="paragraph" style:parent-style-name="Standard">
      <style:paragraph-properties fo:text-align="center" style:justify-single-word="false"/>
      <style:text-properties fo:font-size="10pt" officeooo:rsid="001a7c48" officeooo:paragraph-rsid="001de2d5" fo:background-color="transparent" style:font-size-asian="10pt" style:font-size-complex="10pt"/>
    </style:style>
    <style:style style:name="P123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0pt" fo:font-weight="bold" officeooo:rsid="00449595" officeooo:paragraph-rsid="00449595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517cbb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officeooo:paragraph-rsid="00533812" style:font-size-asian="10pt" style:font-weight-asian="bold" style:font-size-complex="10pt" style:font-weight-complex="bold"/>
    </style:style>
    <style:style style:name="T1" style:family="text">
      <style:text-properties officeooo:rsid="001e4c4c"/>
    </style:style>
    <style:style style:name="T2" style:family="text">
      <style:text-properties officeooo:rsid="002031f0"/>
    </style:style>
    <style:style style:name="T3" style:family="text">
      <style:text-properties officeooo:rsid="00222efe"/>
    </style:style>
    <style:style style:name="T4" style:family="text">
      <style:text-properties officeooo:rsid="0023688f"/>
    </style:style>
    <style:style style:name="T5" style:family="text">
      <style:text-properties officeooo:rsid="00259a42"/>
    </style:style>
    <style:style style:name="T6" style:family="text">
      <style:text-properties officeooo:rsid="002707f9"/>
    </style:style>
    <style:style style:name="T7" style:family="text">
      <style:text-properties officeooo:rsid="00313ffc"/>
    </style:style>
    <style:style style:name="T8" style:family="text">
      <style:text-properties officeooo:rsid="0031bd7f"/>
    </style:style>
    <style:style style:name="T9" style:family="text">
      <style:text-properties officeooo:rsid="00375ca4"/>
    </style:style>
    <style:style style:name="T10" style:family="text">
      <style:text-properties officeooo:rsid="0025010c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259a42" style:font-weight-asian="bold"/>
    </style:style>
    <style:style style:name="T13" style:family="text">
      <style:text-properties fo:font-weight="bold" officeooo:rsid="003016d3" style:font-weight-asian="bold"/>
    </style:style>
    <style:style style:name="T14" style:family="text">
      <style:text-properties fo:font-weight="bold" officeooo:rsid="0045f735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e34ac" style:font-weight-asian="bold" style:font-weight-complex="bold"/>
    </style:style>
    <style:style style:name="T17" style:family="text">
      <style:text-properties fo:font-weight="bold" officeooo:rsid="00533812" style:font-weight-asian="bold" style:font-weight-complex="bold"/>
    </style:style>
    <style:style style:name="T18" style:family="text">
      <style:text-properties officeooo:rsid="0029d94b"/>
    </style:style>
    <style:style style:name="T19" style:family="text">
      <style:text-properties fo:font-weight="normal" officeooo:rsid="002880d3" style:font-weight-asian="normal" style:font-weight-complex="normal"/>
    </style:style>
    <style:style style:name="T20" style:family="text">
      <style:text-properties fo:font-weight="normal" officeooo:rsid="002707f9" style:font-weight-asian="normal" style:font-weight-complex="normal"/>
    </style:style>
    <style:style style:name="T21" style:family="text">
      <style:text-properties officeooo:rsid="002bd19b"/>
    </style:style>
    <style:style style:name="T22" style:family="text">
      <style:text-properties officeooo:rsid="002da2da"/>
    </style:style>
    <style:style style:name="T23" style:family="text">
      <style:text-properties officeooo:rsid="0035b005"/>
    </style:style>
    <style:style style:name="T24" style:family="text">
      <style:text-properties officeooo:rsid="002f3f2a"/>
    </style:style>
    <style:style style:name="T25" style:family="text">
      <style:text-properties officeooo:rsid="003bafab"/>
    </style:style>
    <style:style style:name="T26" style:family="text">
      <style:text-properties officeooo:rsid="003c4bf9"/>
    </style:style>
    <style:style style:name="T27" style:family="text">
      <style:text-properties officeooo:rsid="003fac7c"/>
    </style:style>
    <style:style style:name="T28" style:family="text">
      <style:text-properties officeooo:rsid="0042cd10"/>
    </style:style>
    <style:style style:name="T29" style:family="text">
      <style:text-properties officeooo:rsid="004718d0"/>
    </style:style>
    <style:style style:name="T30" style:family="text">
      <style:text-properties officeooo:rsid="0048f736"/>
    </style:style>
    <style:style style:name="T31" style:family="text">
      <style:text-properties officeooo:rsid="0049ba84"/>
    </style:style>
    <style:style style:name="T32" style:family="text">
      <style:text-properties officeooo:rsid="004b25e3"/>
    </style:style>
    <style:style style:name="T33" style:family="text">
      <style:text-properties officeooo:rsid="004c57c5"/>
    </style:style>
    <style:style style:name="T34" style:family="text">
      <style:text-properties officeooo:rsid="004e34ac"/>
    </style:style>
    <style:style style:name="T35" style:family="text">
      <style:text-properties officeooo:rsid="004fd2df"/>
    </style:style>
    <style:style style:name="T36" style:family="text">
      <style:text-properties officeooo:rsid="00501d92"/>
    </style:style>
    <style:style style:name="T37" style:family="text">
      <style:text-properties officeooo:rsid="00517cbb"/>
    </style:style>
    <style:style style:name="T38" style:family="text">
      <style:text-properties officeooo:rsid="0051c5b9"/>
    </style:style>
    <style:style style:name="T39" style:family="text">
      <style:text-properties fo:font-variant="normal" fo:text-transform="none" fo:color="#000000" style:font-name="Verdana" fo:font-size="9.75pt" fo:letter-spacing="normal" fo:font-style="normal"/>
    </style:style>
    <style:style style:name="T40" style:family="text">
      <style:text-properties fo:font-variant="normal" fo:text-transform="none" fo:color="#000000" style:font-name="Verdana" fo:font-size="9.75pt" fo:letter-spacing="normal" fo:font-style="normal" officeooo:rsid="0051c5b9"/>
    </style:style>
    <style:style style:name="T41" style:family="text">
      <style:text-properties officeooo:rsid="00533812"/>
    </style:style>
    <style:style style:name="T42" style:family="text">
      <style:text-properties officeooo:rsid="00543d24"/>
    </style:style>
    <style:style style:name="T43" style:family="text">
      <style:text-properties officeooo:rsid="0054ea3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_&lt;progressivo a due cifre&gt;_&lt;tipologia di requisito&gt;_&lt;progressivo a 2 cifre&gt;</text:p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2">FUN</text:p>
          </table:table-cell>
          <table:table-cell table:style-name="Tabella1.B1" office:value-type="string">
            <text:p text:style-name="P12">Funzionale</text:p>
          </table:table-cell>
        </table:table-row>
        <table:table-row table:style-name="Tabella1.1">
          <table:table-cell table:style-name="Tabella1.A2" office:value-type="string">
            <text:p text:style-name="P12">POR</text:p>
          </table:table-cell>
          <table:table-cell table:style-name="Tabella1.B2" office:value-type="string">
            <text:p text:style-name="P12">Portabilità</text:p>
          </table:table-cell>
        </table:table-row>
        <table:table-row table:style-name="Tabella1.1">
          <table:table-cell table:style-name="Tabella1.A2" office:value-type="string">
            <text:p text:style-name="P12">SEC</text:p>
          </table:table-cell>
          <table:table-cell table:style-name="Tabella1.B2" office:value-type="string">
            <text:p text:style-name="P12">Sicurezza</text:p>
          </table:table-cell>
        </table:table-row>
        <table:table-row table:style-name="Tabella1.1">
          <table:table-cell table:style-name="Tabella1.A2" office:value-type="string">
            <text:p text:style-name="P12">PRE</text:p>
          </table:table-cell>
          <table:table-cell table:style-name="Tabella1.B2" office:value-type="string">
            <text:p text:style-name="P12">Prestazioni</text:p>
          </table:table-cell>
        </table:table-row>
      </table:table>
      <text:p text:style-name="P22"/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>P</text:p>
          </table:table-cell>
          <table:table-cell table:style-name="Tabella2.A1" office:value-type="string">
            <text:p text:style-name="P12">Proposto</text:p>
          </table:table-cell>
          <table:table-cell table:style-name="Tabella2.C1" office:value-type="string">
            <text:p text:style-name="P12">Requisito da sottoporre all’approvazione del cliente</text:p>
          </table:table-cell>
        </table:table-row>
        <table:table-row table:style-name="Tabella2.1">
          <table:table-cell table:style-name="Tabella2.A2" office:value-type="string">
            <text:p text:style-name="P12">A</text:p>
          </table:table-cell>
          <table:table-cell table:style-name="Tabella2.A2" office:value-type="string">
            <text:p text:style-name="P12">Accettato</text:p>
          </table:table-cell>
          <table:table-cell table:style-name="Tabella2.C2" office:value-type="string">
            <text:p text:style-name="P12">Requisito accettato dal cliente</text:p>
          </table:table-cell>
        </table:table-row>
        <table:table-row table:style-name="Tabella2.1">
          <table:table-cell table:style-name="Tabella2.A2" office:value-type="string">
            <text:p text:style-name="P12">S</text:p>
          </table:table-cell>
          <table:table-cell table:style-name="Tabella2.A2" office:value-type="string">
            <text:p text:style-name="P12">Scartato</text:p>
          </table:table-cell>
          <table:table-cell table:style-name="Tabella2.C2" office:value-type="string">
            <text:p text:style-name="P12">Requisito scartato dal cliente</text:p>
          </table:table-cell>
        </table:table-row>
      </table:table>
      <text:p text:style-name="P69"/>
      <text:p text:style-name="P69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23">ss</text:p>
          </table:table-cell>
          <table:table-cell table:style-name="Tabella3.A1" office:value-type="string">
            <text:p text:style-name="P12">Nome</text:p>
          </table:table-cell>
          <table:table-cell table:style-name="Tabella3.C1" office:value-type="string">
            <text:p text:style-name="P12">Stato</text:p>
          </table:table-cell>
        </table:table-row>
        <table:table-row table:style-name="Tabella3.1">
          <table:table-cell table:style-name="Tabella3.A2" office:value-type="string">
            <text:p text:style-name="P12">REQ_0<text:span text:style-name="T38">1</text:span>_FUN_01</text:p>
          </table:table-cell>
          <table:table-cell table:style-name="Tabella3.A2" office:value-type="string">
            <text:p text:style-name="P25"><text:span text:style-name="T1">Gestione </text:span><text:span text:style-name="T3"><text:s/></text:span><text:span text:style-name="T34">account</text:span><text:span text:style-name="T1"> </text:span><text:span text:style-name="T34">utente </text:span><text:span text:style-name="T35">privato </text:span><text:span text:style-name="T1">- registrazion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0<text:span text:style-name="T38">1</text:span>_FUN_0<text:span text:style-name="T4">2</text:span></text:p>
          </table:table-cell>
          <table:table-cell table:style-name="Tabella3.A2" office:value-type="string">
            <text:p text:style-name="P25"><text:span text:style-name="T1">Gestione </text:span><text:span text:style-name="T34">account</text:span><text:span text:style-name="T1"> </text:span><text:span text:style-name="T34">utente </text:span><text:span text:style-name="T35">privato </text:span><text:span text:style-name="T1">- modifica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85">REQ_0<text:span text:style-name="T38">2</text:span>_FUN_0<text:span text:style-name="T38">1</text:span></text:p>
          </table:table-cell>
          <table:table-cell table:style-name="Tabella3.A2" office:value-type="string">
            <text:p text:style-name="P91"><text:span text:style-name="T1">Gestione </text:span><text:span text:style-name="T3"><text:s/></text:span><text:span text:style-name="T34">account</text:span><text:span text:style-name="T1"> </text:span><text:span text:style-name="T35">azienda - registrazion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85">REQ_0<text:span text:style-name="T38">2</text:span>_FUN_0<text:span text:style-name="T38">2</text:span></text:p>
          </table:table-cell>
          <table:table-cell table:style-name="Tabella3.A2" office:value-type="string">
            <text:p text:style-name="P91"><text:span text:style-name="T1">Gestione </text:span><text:span text:style-name="T3"><text:s/></text:span><text:span text:style-name="T34">account</text:span><text:span text:style-name="T1"> </text:span><text:span text:style-name="T35">azienda - modifica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/>
          </table:table-cell>
          <table:table-cell table:style-name="Tabella3.A2" office:value-type="string">
            <text:p text:style-name="P91"/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3">REQ_0<text:span text:style-name="T38">3</text:span>_FUN_0<text:span text:style-name="T4">1</text:span></text:p>
          </table:table-cell>
          <table:table-cell table:style-name="Tabella3.A2" office:value-type="string">
            <text:p text:style-name="P30">Gestione bundle servizi – <text:span text:style-name="T34">modifica configurazion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3"/>
          </table:table-cell>
          <table:table-cell table:style-name="Tabella3.A2" office:value-type="string">
            <text:p text:style-name="P30"/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0<text:span text:style-name="T38">4</text:span>_FUN_0<text:span text:style-name="T4">1</text:span></text:p>
          </table:table-cell>
          <table:table-cell table:style-name="Tabella3.A2" office:value-type="string">
            <text:p text:style-name="P25"><text:span text:style-name="T1">Gestione </text:span><text:span text:style-name="T34">schede</text:span><text:span text:style-name="T1"> – </text:span><text:span text:style-name="T34">creazione schede informativ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3">REQ_0<text:span text:style-name="T38">4</text:span>_FUN_0<text:span text:style-name="T4">2</text:span></text:p>
          </table:table-cell>
          <table:table-cell table:style-name="Tabella3.A2" office:value-type="string">
            <text:p text:style-name="P26"><text:span text:style-name="T1">Gestione </text:span><text:span text:style-name="T34">schede</text:span><text:span text:style-name="T1">– </text:span><text:span text:style-name="T34">modifi</text:span><text:span text:style-name="T2">ca/eliminazione </text:span><text:span text:style-name="T1">schede informativ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1">
          <table:table-cell table:style-name="Tabella3.A2" office:value-type="string">
            <text:p text:style-name="P13">REQ_0<text:span text:style-name="T38">4</text:span>_FUN_0<text:span text:style-name="T4">3</text:span></text:p>
          </table:table-cell>
          <table:table-cell table:style-name="Tabella3.A2" office:value-type="string">
            <text:p text:style-name="P26"><text:span text:style-name="T1">Gestione </text:span><text:span text:style-name="T34">schede</text:span><text:span text:style-name="T1"> – </text:span><text:span text:style-name="T2">vis</text:span><text:span text:style-name="T4">ualizza</text:span><text:span text:style-name="T25">zione</text:span><text:span text:style-name="T2"> schede informativ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1">
          <table:table-cell table:style-name="Tabella3.A2" office:value-type="string">
            <text:p text:style-name="P13"/>
          </table:table-cell>
          <table:table-cell table:style-name="Tabella3.A2" office:value-type="string">
            <text:p text:style-name="P26"/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3">REQ_0<text:span text:style-name="T4">5</text:span>_FUN_0<text:span text:style-name="T4">1</text:span></text:p>
          </table:table-cell>
          <table:table-cell table:style-name="Tabella3.A2" office:value-type="string">
            <text:p text:style-name="P79"><text:span text:style-name="T33">Gestione spazio web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0<text:span text:style-name="T4">6</text:span>_FUN_01</text:p>
          </table:table-cell>
          <table:table-cell table:style-name="Tabella3.A2" office:value-type="string">
            <text:p text:style-name="P79"><text:span text:style-name="T33">Gestione e-commerc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0<text:span text:style-name="T4">7</text:span>_FUN_0<text:span text:style-name="T4">1</text:span></text:p>
          </table:table-cell>
          <table:table-cell table:style-name="Tabella3.A2" office:value-type="string">
            <text:p text:style-name="P14"><text:span text:style-name="T33">Gestione</text:span><text:span text:style-name="T1"> proposte contrat</text:span><text:span text:style-name="T4">t</text:span><text:span text:style-name="T1">i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0<text:span text:style-name="T4">8</text:span>_FUN_0<text:span text:style-name="T4">1</text:span></text:p>
          </table:table-cell>
          <table:table-cell table:style-name="Tabella3.A2" office:value-type="string">
            <text:p text:style-name="P29"><text:span text:style-name="T33">Gestione</text:span> flussi syndication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/>
          </table:table-cell>
          <table:table-cell table:style-name="Tabella3.A2" office:value-type="string">
            <text:p text:style-name="P29"/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3">REQ_0<text:span text:style-name="T38">9</text:span>_FUN_0<text:span text:style-name="T38">1</text:span></text:p>
          </table:table-cell>
          <table:table-cell table:style-name="Tabella3.A2" office:value-type="string">
            <text:p text:style-name="P31">Iscrizione <text:span text:style-name="T25">a flussi di </text:span>syndication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<text:span text:style-name="T4">10</text:span>_FUN_0<text:span text:style-name="T4">1</text:span></text:p>
          </table:table-cell>
          <table:table-cell table:style-name="Tabella3.A2" office:value-type="string">
            <text:p text:style-name="P30">Pubblicazione commenti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85">REQ_<text:span text:style-name="T4">1</text:span><text:span text:style-name="T38">1</text:span>_FUN_0<text:span text:style-name="T4">1</text:span></text:p>
          </table:table-cell>
          <table:table-cell table:style-name="Tabella3.A2" office:value-type="string">
            <text:p text:style-name="P93"><text:span text:style-name="T38">Acquisti online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85">REQ_<text:span text:style-name="T38">12</text:span>_FUN_01</text:p>
          </table:table-cell>
          <table:table-cell table:style-name="Tabella3.A2" office:value-type="string">
            <text:p text:style-name="P93"><text:span text:style-name="T41">Proposte di</text:span><text:span text:style-name="T38"> contratti</text:span>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<text:span text:style-name="T4">1</text:span><text:span text:style-name="T38">3</text:span>_FUN_0<text:span text:style-name="T38">1</text:span></text:p>
          </table:table-cell>
          <table:table-cell table:style-name="Tabella3.A2" office:value-type="string">
            <text:p text:style-name="P26"><text:span text:style-name="T3">C</text:span><text:span text:style-name="T2">ondivisione su social networks</text:span></text:p>
          </table:table-cell>
          <table:table-cell table:style-name="Tabella3.C2" office:value-type="string">
            <text:p text:style-name="P12"/>
          </table:table-cell>
        </table:table-row>
        <text:soft-page-break/>
        <table:table-row table:style-name="Tabella3.1">
          <table:table-cell table:style-name="Tabella3.A2" office:value-type="string">
            <text:p text:style-name="P12"/>
          </table:table-cell>
          <table:table-cell table:style-name="Tabella3.A2" office:value-type="string">
            <text:p text:style-name="P26"/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<text:span text:style-name="T4">1</text:span><text:span text:style-name="T38">4</text:span>_FUN_<text:span text:style-name="T4">01</text:span></text:p>
          </table:table-cell>
          <table:table-cell table:style-name="Tabella3.A2" office:value-type="string">
            <text:p text:style-name="P32">Gestione contenuti – ricerca schede informative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<text:span text:style-name="T4">1</text:span><text:span text:style-name="T38">4</text:span>_FUN_0<text:span text:style-name="T4">2</text:span></text:p>
          </table:table-cell>
          <table:table-cell table:style-name="Tabella3.A2" office:value-type="string">
            <text:p text:style-name="P32">Gestione contenuti – visualizza<text:span text:style-name="T25">zione</text:span> informazioni e commenti</text:p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/>
          </table:table-cell>
          <table:table-cell table:style-name="Tabella3.A2" office:value-type="string">
            <text:p text:style-name="P32"/>
          </table:table-cell>
          <table:table-cell table:style-name="Tabella3.C2" office:value-type="string">
            <text:p text:style-name="P12"/>
          </table:table-cell>
        </table:table-row>
        <table:table-row table:style-name="Tabella3.1">
          <table:table-cell table:style-name="Tabella3.A2" office:value-type="string">
            <text:p text:style-name="P12">REQ_<text:span text:style-name="T38">15</text:span>_FUN_01</text:p>
          </table:table-cell>
          <table:table-cell table:style-name="Tabella3.A2" office:value-type="string">
            <text:p text:style-name="P23">Admin piattaforma – definizione prezzi servizi</text:p>
          </table:table-cell>
          <table:table-cell table:style-name="Tabella3.C2" office:value-type="string">
            <text:p text:style-name="P23">P</text:p>
          </table:table-cell>
        </table:table-row>
        <table:table-row table:style-name="Tabella3.1">
          <table:table-cell table:style-name="Tabella3.A2" office:value-type="string">
            <text:p text:style-name="P12">REQ_<text:span text:style-name="T38">15</text:span>_FUN_02</text:p>
          </table:table-cell>
          <table:table-cell table:style-name="Tabella3.A2" office:value-type="string">
            <text:p text:style-name="P23">Admin piattaforma – definizione bundle servizi</text:p>
          </table:table-cell>
          <table:table-cell table:style-name="Tabella3.C2" office:value-type="string">
            <text:p text:style-name="P23">P</text:p>
          </table:table-cell>
        </table:table-row>
        <table:table-row table:style-name="Tabella3.1">
          <table:table-cell table:style-name="Tabella3.A2" office:value-type="string">
            <text:p text:style-name="P12">REQ_<text:span text:style-name="T38">15</text:span>_FUN_03</text:p>
          </table:table-cell>
          <table:table-cell table:style-name="Tabella3.A2" office:value-type="string">
            <text:p text:style-name="P51">Admin piattaforma – registrazione aziende </text:p>
          </table:table-cell>
          <table:table-cell table:style-name="Tabella3.C2" office:value-type="string">
            <text:p text:style-name="P23">P</text:p>
          </table:table-cell>
        </table:table-row>
        <table:table-row table:style-name="Tabella3.1">
          <table:table-cell table:style-name="Tabella3.A2" office:value-type="string">
            <text:p text:style-name="P12">REQ_<text:span text:style-name="T38">15</text:span>_FUN_0<text:span text:style-name="T4">4</text:span></text:p>
          </table:table-cell>
          <table:table-cell table:style-name="Tabella3.A2" office:value-type="string">
            <text:p text:style-name="P24">Admin piattaforma – gestione aziende sottoscrittrici </text:p>
          </table:table-cell>
          <table:table-cell table:style-name="Tabella3.C2" office:value-type="string">
            <text:p text:style-name="P23">P</text:p>
          </table:table-cell>
        </table:table-row>
      </table:table>
      <text:p text:style-name="P22"/>
      <text:p text:style-name="P22"/>
      <text:p text:style-name="P69">Requisiti non funzionali</text:p>
      <text:p text:style-name="P33"/>
      <text:p text:style-name="P33">Requisiti di Portabilità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62">ID</text:p>
          </table:table-cell>
          <table:table-cell table:style-name="Tabella4.A1" office:value-type="string">
            <text:p text:style-name="P15">Nome</text:p>
          </table:table-cell>
          <table:table-cell table:style-name="Tabella4.C1" office:value-type="string">
            <text:p text:style-name="P15">Stato</text:p>
          </table:table-cell>
        </table:table-row>
        <table:table-row table:style-name="Tabella4.1">
          <table:table-cell table:style-name="Tabella4.A2" office:value-type="string">
            <text:p text:style-name="P15">REQ_01_POR_01</text:p>
          </table:table-cell>
          <table:table-cell table:style-name="Tabella4.A2" office:value-type="string">
            <text:p text:style-name="P116"><text:span text:style-name="T41">Interfaccia</text:span></text:p>
          </table:table-cell>
          <table:table-cell table:style-name="Tabella4.C2" office:value-type="string">
            <text:p text:style-name="P15">P</text:p>
          </table:table-cell>
        </table:table-row>
        <table:table-row table:style-name="Tabella4.1">
          <table:table-cell table:style-name="Tabella4.A2" office:value-type="string">
            <text:p text:style-name="P15">REQ_02_POR_01</text:p>
          </table:table-cell>
          <table:table-cell table:style-name="Tabella4.A2" office:value-type="string">
            <text:p text:style-name="P34">Accesso locale</text:p>
          </table:table-cell>
          <table:table-cell table:style-name="Tabella4.C2" office:value-type="string">
            <text:p text:style-name="P15">P</text:p>
          </table:table-cell>
        </table:table-row>
      </table:table>
      <text:p text:style-name="P33"/>
      <text:p text:style-name="P33"/>
      <text:p text:style-name="P33">Requisiti di Sicurezza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62">ID</text:p>
          </table:table-cell>
          <table:table-cell table:style-name="Tabella5.A1" office:value-type="string">
            <text:p text:style-name="P15">Nome</text:p>
          </table:table-cell>
          <table:table-cell table:style-name="Tabella5.C1" office:value-type="string">
            <text:p text:style-name="P15">Stato</text:p>
          </table:table-cell>
        </table:table-row>
        <table:table-row table:style-name="Tabella5.1">
          <table:table-cell table:style-name="Tabella5.A2" office:value-type="string">
            <text:p text:style-name="P15">REQ_01_SEC_01</text:p>
          </table:table-cell>
          <table:table-cell table:style-name="Tabella5.A2" office:value-type="string">
            <text:p text:style-name="P15">Accessibilità</text:p>
          </table:table-cell>
          <table:table-cell table:style-name="Tabella5.C2" office:value-type="string">
            <text:p text:style-name="P15">P</text:p>
          </table:table-cell>
        </table:table-row>
        <table:table-row table:style-name="Tabella5.1">
          <table:table-cell table:style-name="Tabella5.A2" office:value-type="string">
            <text:p text:style-name="P15">REQ_02_SEC_01</text:p>
          </table:table-cell>
          <table:table-cell table:style-name="Tabella5.A2" office:value-type="string">
            <text:p text:style-name="P35">Pagamenti sicuri</text:p>
          </table:table-cell>
          <table:table-cell table:style-name="Tabella5.C2" office:value-type="string">
            <text:p text:style-name="P15">P</text:p>
          </table:table-cell>
        </table:table-row>
        <table:table-row table:style-name="Tabella5.1">
          <table:table-cell table:style-name="Tabella5.A2" office:value-type="string">
            <text:p text:style-name="P15">REQ_0<text:span text:style-name="T10">3</text:span>_SEC_01</text:p>
          </table:table-cell>
          <table:table-cell table:style-name="Tabella5.A2" office:value-type="string">
            <text:p text:style-name="P35">Connessione aziende</text:p>
          </table:table-cell>
          <table:table-cell table:style-name="Tabella5.C2" office:value-type="string">
            <text:p text:style-name="P70">P</text:p>
          </table:table-cell>
        </table:table-row>
        <table:table-row table:style-name="Tabella5.1">
          <table:table-cell table:style-name="Tabella5.A2" office:value-type="string">
            <text:p text:style-name="P15">REQ_0<text:span text:style-name="T34">4</text:span>_SEC_01</text:p>
          </table:table-cell>
          <table:table-cell table:style-name="Tabella5.A2" office:value-type="string">
            <text:p text:style-name="P94"><text:span text:style-name="T41">Protocollo </text:span><text:span text:style-name="T34">HTTPS</text:span></text:p>
          </table:table-cell>
          <table:table-cell table:style-name="Tabella5.C2" office:value-type="string">
            <text:p text:style-name="P71"><text:span text:style-name="T34">P</text:span></text:p>
          </table:table-cell>
        </table:table-row>
      </table:table>
      <text:p text:style-name="P33"/>
      <text:p text:style-name="P33"/>
      <text:p text:style-name="P33"/>
      <text:p text:style-name="P72"/>
      <text:p text:style-name="P77">Descrizione requisiti</text:p>
      <text:p text:style-name="P7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63">Requisito</text:p>
          </table:table-cell>
          <table:table-cell table:style-name="Tabella11.A1" office:value-type="string">
            <text:p text:style-name="P2">Titolo</text:p>
          </table:table-cell>
          <table:table-cell table:style-name="Tabella11.C1" office:value-type="string">
            <text:p text:style-name="P2">Stato</text:p>
          </table:table-cell>
        </table:table-row>
        <table:table-row table:style-name="Tabella11.1">
          <table:table-cell table:style-name="Tabella11.A2" office:value-type="string">
            <text:p text:style-name="P2">REQ_0<text:span text:style-name="T7">1</text:span>_FUN_0<text:span text:style-name="T7">1</text:span></text:p>
          </table:table-cell>
          <table:table-cell table:style-name="Tabella11.A2" office:value-type="string">
            <text:p text:style-name="P27">Admin piattaforma – definizione prezzi servizi</text:p>
          </table:table-cell>
          <table:table-cell table:style-name="Tabella11.C2" office:value-type="string">
            <text:p text:style-name="P16">Proposto</text:p>
          </table:table-cell>
        </table:table-row>
        <table:table-row table:style-name="Tabella11.1">
          <table:table-cell table:style-name="Tabella11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1.1">
          <table:table-cell table:style-name="Tabella11.C2" table:number-columns-spanned="3" office:value-type="string">
            <text:p text:style-name="P52">Gli amministratori della piattaforma potranno definire i prezzi dei servizi offerti dalla provincia.</text:p>
          </table:table-cell>
          <table:covered-table-cell/>
          <table:covered-table-cell/>
        </table:table-row>
        <table:table-row table:style-name="Tabella11.1">
          <table:table-cell table:style-name="Tabella11.C2" table:number-columns-spanned="3" office:value-type="string">
            <text:p text:style-name="P36">Commenti</text:p>
          </table:table-cell>
          <table:covered-table-cell/>
          <table:covered-table-cell/>
        </table:table-row>
      </table:table>
      <text:p text:style-name="P36"/>
      <text:p text:style-name="P36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63">Requisito</text:p>
          </table:table-cell>
          <table:table-cell table:style-name="Tabella6.A1" office:value-type="string">
            <text:p text:style-name="P2">Titolo</text:p>
          </table:table-cell>
          <table:table-cell table:style-name="Tabella6.C1" office:value-type="string">
            <text:p text:style-name="P2">Stato</text:p>
          </table:table-cell>
        </table:table-row>
        <table:table-row table:style-name="Tabella6.1">
          <table:table-cell table:style-name="Tabella6.A2" office:value-type="string">
            <text:p text:style-name="P16"><text:span text:style-name="T11">REQ_0</text:span><text:span text:style-name="T12">1</text:span><text:span text:style-name="T11">_FUN_02</text:span></text:p>
          </table:table-cell>
          <table:table-cell table:style-name="Tabella6.A2" office:value-type="string">
            <text:p text:style-name="P27">Admin piattaforma – definizione bundle servizi</text:p>
          </table:table-cell>
          <table:table-cell table:style-name="Tabella6.C2" office:value-type="string">
            <text:p text:style-name="P16">Proposto</text:p>
          </table:table-cell>
        </table:table-row>
        <text:soft-page-break/>
        <table:table-row table:style-name="Tabella6.1">
          <table:table-cell table:style-name="Tabella6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6.1">
          <table:table-cell table:style-name="Tabella6.C2" table:number-columns-spanned="3" office:value-type="string">
            <text:p text:style-name="P52">Gli amministratori della piattaforma potranno creare bundle di servizi e definirne i prezzi.</text:p>
          </table:table-cell>
          <table:covered-table-cell/>
          <table:covered-table-cell/>
        </table:table-row>
        <table:table-row table:style-name="Tabella6.1">
          <table:table-cell table:style-name="Tabella6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6.1">
          <table:table-cell table:style-name="Tabella6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72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63">Requisito</text:p>
          </table:table-cell>
          <table:table-cell table:style-name="Tabella7.A1" office:value-type="string">
            <text:p text:style-name="P2">Titolo</text:p>
          </table:table-cell>
          <table:table-cell table:style-name="Tabella7.C1" office:value-type="string">
            <text:p text:style-name="P2">Stato</text:p>
          </table:table-cell>
        </table:table-row>
        <table:table-row table:style-name="Tabella7.1">
          <table:table-cell table:style-name="Tabella7.A2" office:value-type="string">
            <text:p text:style-name="P16"><text:span text:style-name="T11">REQ_0</text:span><text:span text:style-name="T12">1</text:span><text:span text:style-name="T11">_FUN_0</text:span><text:span text:style-name="T12">3</text:span></text:p>
          </table:table-cell>
          <table:table-cell table:style-name="Tabella7.A2" office:value-type="string">
            <text:p text:style-name="P27">Admin piattaforma – <text:span text:style-name="T5">registrazione aziende </text:span></text:p>
          </table:table-cell>
          <table:table-cell table:style-name="Tabella7.C2" office:value-type="string">
            <text:p text:style-name="P16">Proposto</text:p>
          </table:table-cell>
        </table:table-row>
        <table:table-row table:style-name="Tabella7.1">
          <table:table-cell table:style-name="Tabella7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7.1">
          <table:table-cell table:style-name="Tabella7.C2" table:number-columns-spanned="3" office:value-type="string">
            <text:p text:style-name="P53"><text:span text:style-name="T5">Gli amministratori della piattaforma potranno registrare nuove aziende sottoscrittrici dopo averne verificato la richiesta di iscrizione, i requisiti e</text:span><text:span text:style-name="T25">d</text:span><text:span text:style-name="T5"> il pagamento.<text:line-break/></text:span><text:span text:style-name="T18">Per ogni organizzazione, </text:span><text:span text:style-name="T25">dopo l'accettazione della</text:span><text:span text:style-name="T18"> richiesta, sarà fornito un ID di accesso ed una password prestabilita.</text:span></text:p>
          </table:table-cell>
          <table:covered-table-cell/>
          <table:covered-table-cell/>
        </table:table-row>
        <table:table-row table:style-name="Tabella7.1">
          <table:table-cell table:style-name="Tabella7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7.1">
          <table:table-cell table:style-name="Tabella7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72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63">Requisito</text:p>
          </table:table-cell>
          <table:table-cell table:style-name="Tabella8.A1" office:value-type="string">
            <text:p text:style-name="P2">Titolo</text:p>
          </table:table-cell>
          <table:table-cell table:style-name="Tabella8.C1" office:value-type="string">
            <text:p text:style-name="P2">Stato</text:p>
          </table:table-cell>
        </table:table-row>
        <table:table-row table:style-name="Tabella8.1">
          <table:table-cell table:style-name="Tabella8.A2" office:value-type="string">
            <text:p text:style-name="P16"><text:span text:style-name="T11">REQ_0</text:span><text:span text:style-name="T12">1</text:span><text:span text:style-name="T11">_FUN_0</text:span><text:span text:style-name="T12">4</text:span></text:p>
          </table:table-cell>
          <table:table-cell table:style-name="Tabella8.A2" office:value-type="string">
            <text:p text:style-name="P27">Admin piattaforma – <text:span text:style-name="T5">gestione aziende sottoscrittrici</text:span></text:p>
          </table:table-cell>
          <table:table-cell table:style-name="Tabella8.C2" office:value-type="string">
            <text:p text:style-name="P16">Proposto</text:p>
          </table:table-cell>
        </table:table-row>
        <table:table-row table:style-name="Tabella8.1">
          <table:table-cell table:style-name="Tabella8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8.1">
          <table:table-cell table:style-name="Tabella8.C2" table:number-columns-spanned="3" office:value-type="string">
            <text:p text:style-name="P52">Gli amministratori della piattaforma potranno gestire <text:span text:style-name="T26">le informazioni relative al</text:span>le aziende iscritte al sistema. In particolare potranno: </text:p>
            <text:list xml:id="list773920287" text:style-name="L1">
              <text:list-item>
                <text:p text:style-name="P104">ricercare aziende</text:p>
              </text:list-item>
              <text:list-item>
                <text:p text:style-name="P104">modificare dati aziende</text:p>
              </text:list-item>
              <text:list-item>
                <text:p text:style-name="P104">abilitare/disabilitare servizi</text:p>
              </text:list-item>
              <text:list-item>
                <text:p text:style-name="P104">verificare stato aziende</text:p>
              </text:list-item>
            </text:list>
          </table:table-cell>
          <table:covered-table-cell/>
          <table:covered-table-cell/>
        </table:table-row>
        <table:table-row table:style-name="Tabella8.1">
          <table:table-cell table:style-name="Tabella8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8.1">
          <table:table-cell table:style-name="Tabella8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7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63">Requisito</text:p>
          </table:table-cell>
          <table:table-cell table:style-name="Tabella9.A1" office:value-type="string">
            <text:p text:style-name="P2">Titolo</text:p>
          </table:table-cell>
          <table:table-cell table:style-name="Tabella9.C1" office:value-type="string">
            <text:p text:style-name="P2">Stato</text:p>
          </table:table-cell>
        </table:table-row>
        <table:table-row table:style-name="Tabella9.1">
          <table:table-cell table:style-name="Tabella9.A2" office:value-type="string">
            <text:p text:style-name="P2">REQ_02_FUN_0<text:span text:style-name="T8">1</text:span></text:p>
          </table:table-cell>
          <table:table-cell table:style-name="Tabella9.A2" office:value-type="string">
            <text:p text:style-name="P37">Gestione <text:s/><text:span text:style-name="T35">account</text:span> aziende – registrazione </text:p>
          </table:table-cell>
          <table:table-cell table:style-name="Tabella9.C2" office:value-type="string">
            <text:p text:style-name="P16">Proposto</text:p>
          </table:table-cell>
        </table:table-row>
        <table:table-row table:style-name="Tabella9.1">
          <table:table-cell table:style-name="Tabella9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9.1">
          <table:table-cell table:style-name="Tabella9.C2" table:number-columns-spanned="3" office:value-type="string">
            <text:p text:style-name="P52">Le aziende sottoscrittrici per poter usufruire dei servizi offerti dal sistema dovranno fare richiesta di iscrizione ad essa. Dovranno esser gestiti almeno i seguenti dati:</text:p>
            <text:list xml:id="list1851801398" text:style-name="L2">
              <text:list-item>
                <text:p text:style-name="P105">anagrafiche</text:p>
              </text:list-item>
              <text:list-item>
                <text:p text:style-name="P105">ragione sociale</text:p>
              </text:list-item>
              <text:list-item>
                <text:p text:style-name="P105">categoria/settore</text:p>
              </text:list-item>
            </text:list>
          </table:table-cell>
          <table:covered-table-cell/>
          <table:covered-table-cell/>
        </table:table-row>
        <table:table-row table:style-name="Tabella9.1">
          <table:table-cell table:style-name="Tabella9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9.1">
          <table:table-cell table:style-name="Tabella9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78"/>
      <table:table table:name="Tabella10" table:style-name="Tabella10">
        <table:table-column table:style-name="Tabella10.A"/>
        <table:table-column table:style-name="Tabella10.B"/>
        <table:table-column table:style-name="Tabella10.C"/>
        <text:soft-page-break/>
        <table:table-row table:style-name="Tabella10.1">
          <table:table-cell table:style-name="Tabella10.A1" office:value-type="string">
            <text:p text:style-name="P63">Requisito</text:p>
          </table:table-cell>
          <table:table-cell table:style-name="Tabella10.A1" office:value-type="string">
            <text:p text:style-name="P2">Titolo</text:p>
          </table:table-cell>
          <table:table-cell table:style-name="Tabella10.C1" office:value-type="string">
            <text:p text:style-name="P2">Stato</text:p>
          </table:table-cell>
        </table:table-row>
        <table:table-row table:style-name="Tabella10.1">
          <table:table-cell table:style-name="Tabella10.A2" office:value-type="string">
            <text:p text:style-name="P2">REQ_02_FUN_02</text:p>
          </table:table-cell>
          <table:table-cell table:style-name="Tabella10.A2" office:value-type="string">
            <text:p text:style-name="P37">Gestione <text:span text:style-name="T35">account azienda</text:span> - modifica</text:p>
          </table:table-cell>
          <table:table-cell table:style-name="Tabella10.C2" office:value-type="string">
            <text:p text:style-name="P16">Proposto</text:p>
          </table:table-cell>
        </table:table-row>
        <table:table-row table:style-name="Tabella10.1">
          <table:table-cell table:style-name="Tabella10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0.1">
          <table:table-cell table:style-name="Tabella10.C2" table:number-columns-spanned="3" office:value-type="string">
            <text:p text:style-name="P52">Le aziende iscritte alla piattaforma potranno modificare i dati anagrafici inseriti in fase di registrazione, ma non quelle per l'autenticazione al sistema.</text:p>
          </table:table-cell>
          <table:covered-table-cell/>
          <table:covered-table-cell/>
        </table:table-row>
        <table:table-row table:style-name="Tabella10.1">
          <table:table-cell table:style-name="Tabella10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0.1">
          <table:table-cell table:style-name="Tabella10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7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63">Requisito</text:p>
          </table:table-cell>
          <table:table-cell table:style-name="Tabella12.A1" office:value-type="string">
            <text:p text:style-name="P2">Titolo</text:p>
          </table:table-cell>
          <table:table-cell table:style-name="Tabella12.C1" office:value-type="string">
            <text:p text:style-name="P2">Stato</text:p>
          </table:table-cell>
        </table:table-row>
        <table:table-row table:style-name="Tabella12.1">
          <table:table-cell table:style-name="Tabella12.A2" office:value-type="string">
            <text:p text:style-name="P16"><text:span text:style-name="T11">REQ_0</text:span><text:span text:style-name="T14">3</text:span><text:span text:style-name="T11">_FUN_0</text:span><text:span text:style-name="T14">1</text:span></text:p>
          </table:table-cell>
          <table:table-cell table:style-name="Tabella12.A2" office:value-type="string">
            <text:p text:style-name="P37">Gestione <text:span text:style-name="T35">schede </text:span>– creazione schede informative</text:p>
          </table:table-cell>
          <table:table-cell table:style-name="Tabella12.C2" office:value-type="string">
            <text:p text:style-name="P16">Proposto</text:p>
          </table:table-cell>
        </table:table-row>
        <table:table-row table:style-name="Tabella12.1">
          <table:table-cell table:style-name="Tabella12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2.1">
          <table:table-cell table:style-name="Tabella12.C2" table:number-columns-spanned="3" office:value-type="string">
            <text:p text:style-name="P54">Ogni organizzazione iscritta al portale sarà automaticamente abilitata al servizio base, il quale prevede un numero limitato di schede da poter creare. </text:p>
            <text:p text:style-name="P54">Le informazioni da inserire nelle schede saranno:</text:p>
            <text:list xml:id="list493261997" text:style-name="L3">
              <text:list-item>
                <text:p text:style-name="P106">nome organizzazione</text:p>
              </text:list-item>
              <text:list-item>
                <text:p text:style-name="P106">nome prodotto o evento</text:p>
              </text:list-item>
              <text:list-item>
                <text:p text:style-name="P106">tipologia</text:p>
              </text:list-item>
              <text:list-item>
                <text:p text:style-name="P106">descrizione prodotto o evento</text:p>
              </text:list-item>
              <text:list-item>
                <text:p text:style-name="P106">eventuali immagini</text:p>
              </text:list-item>
              <text:list-item>
                <text:p text:style-name="P106"/>
              </text:list-item>
            </text:list>
            <text:p text:style-name="P38"><text:span text:style-name="T19">T</text:span><text:span text:style-name="T20">ali schede saranno organizzate in base alla tipologia.</text:span></text:p>
          </table:table-cell>
          <table:covered-table-cell/>
          <table:covered-table-cell/>
        </table:table-row>
        <table:table-row table:style-name="Tabella12.1">
          <table:table-cell table:style-name="Tabella12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2.1">
          <table:table-cell table:style-name="Tabella12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78"/>
      <text:p text:style-name="P78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63">Requisito</text:p>
          </table:table-cell>
          <table:table-cell table:style-name="Tabella13.A1" office:value-type="string">
            <text:p text:style-name="P2">Titolo</text:p>
          </table:table-cell>
          <table:table-cell table:style-name="Tabella13.C1" office:value-type="string">
            <text:p text:style-name="P2">Stato</text:p>
          </table:table-cell>
        </table:table-row>
        <table:table-row table:style-name="Tabella13.1">
          <table:table-cell table:style-name="Tabella13.A2" office:value-type="string">
            <text:p text:style-name="P16"><text:span text:style-name="T11">REQ_0</text:span><text:span text:style-name="T14">3</text:span><text:span text:style-name="T11">_FUN_0</text:span><text:span text:style-name="T14">2</text:span></text:p>
          </table:table-cell>
          <table:table-cell table:style-name="Tabella13.A2" office:value-type="string">
            <text:p text:style-name="P28"><text:span text:style-name="T5">Gestione </text:span><text:span text:style-name="T35">schede</text:span><text:span text:style-name="T5"> – </text:span><text:span text:style-name="T6">modifica/eliminazione schede informative</text:span></text:p>
          </table:table-cell>
          <table:table-cell table:style-name="Tabella13.C2" office:value-type="string">
            <text:p text:style-name="P16">Proposto</text:p>
          </table:table-cell>
        </table:table-row>
        <table:table-row table:style-name="Tabella13.1">
          <table:table-cell table:style-name="Tabella13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3.1">
          <table:table-cell table:style-name="Tabella13.C2" table:number-columns-spanned="3" office:value-type="string">
            <text:p text:style-name="P54">Le aziende potranno modificare i contenuti delle schede informative create o eliminarle. Sarà possibile modificare la descrizione e le immagini inserite nella scheda <text:span text:style-name="T27">ma non il nome del prodotto o dell'evento</text:span>.</text:p>
          </table:table-cell>
          <table:covered-table-cell/>
          <table:covered-table-cell/>
        </table:table-row>
        <table:table-row table:style-name="Tabella13.1">
          <table:table-cell table:style-name="Tabella13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3.1">
          <table:table-cell table:style-name="Tabella13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36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63">Requisito</text:p>
          </table:table-cell>
          <table:table-cell table:style-name="Tabella14.A1" office:value-type="string">
            <text:p text:style-name="P2">Titolo</text:p>
          </table:table-cell>
          <table:table-cell table:style-name="Tabella14.C1" office:value-type="string">
            <text:p text:style-name="P2">Stato</text:p>
          </table:table-cell>
        </table:table-row>
        <table:table-row table:style-name="Tabella14.1">
          <table:table-cell table:style-name="Tabella14.A2" office:value-type="string">
            <text:p text:style-name="P16"><text:span text:style-name="T11">REQ_0</text:span><text:span text:style-name="T14">3</text:span><text:span text:style-name="T11">_FUN_0</text:span><text:span text:style-name="T12">3</text:span></text:p>
          </table:table-cell>
          <table:table-cell table:style-name="Tabella14.A2" office:value-type="string">
            <text:p text:style-name="P28"><text:span text:style-name="T5">Gestione </text:span><text:span text:style-name="T35">schede</text:span><text:span text:style-name="T5"> – </text:span><text:span text:style-name="T6">visualizza</text:span><text:span text:style-name="T27">zione</text:span><text:span text:style-name="T6"> </text:span><text:span text:style-name="T27">s</text:span><text:span text:style-name="T6">chede informative</text:span></text:p>
          </table:table-cell>
          <table:table-cell table:style-name="Tabella14.C2" office:value-type="string">
            <text:p text:style-name="P16">Proposto</text:p>
          </table:table-cell>
        </table:table-row>
        <table:table-row table:style-name="Tabella14.1">
          <table:table-cell table:style-name="Tabella14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4.1">
          <table:table-cell table:style-name="Tabella14.C2" table:number-columns-spanned="3" office:value-type="string">
            <text:p text:style-name="P54">Potrà esser possibile visualzzare le schede una volta create.</text:p>
          </table:table-cell>
          <table:covered-table-cell/>
          <table:covered-table-cell/>
        </table:table-row>
        <table:table-row table:style-name="Tabella14.1">
          <table:table-cell table:style-name="Tabella14.C2" table:number-columns-spanned="3" office:value-type="string">
            <text:p text:style-name="P36">Commenti</text:p>
          </table:table-cell>
          <table:covered-table-cell/>
          <table:covered-table-cell/>
        </table:table-row>
        <text:soft-page-break/>
        <table:table-row table:style-name="Tabella14.1">
          <table:table-cell table:style-name="Tabella14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36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63">Requisito</text:p>
          </table:table-cell>
          <table:table-cell table:style-name="Tabella15.A1" office:value-type="string">
            <text:p text:style-name="P2">Titolo</text:p>
          </table:table-cell>
          <table:table-cell table:style-name="Tabella15.C1" office:value-type="string">
            <text:p text:style-name="P2">Stato</text:p>
          </table:table-cell>
        </table:table-row>
        <table:table-row table:style-name="Tabella15.1">
          <table:table-cell table:style-name="Tabella15.A2" office:value-type="string">
            <text:p text:style-name="P16"><text:span text:style-name="T11">REQ_0</text:span><text:span text:style-name="T14">4</text:span><text:span text:style-name="T11">_FUN_0</text:span><text:span text:style-name="T14">1</text:span></text:p>
          </table:table-cell>
          <table:table-cell table:style-name="Tabella15.A2" office:value-type="string">
            <text:p text:style-name="P39">Gestione bundle servizi – modifica <text:span text:style-name="T35">configurazione</text:span></text:p>
          </table:table-cell>
          <table:table-cell table:style-name="Tabella15.C2" office:value-type="string">
            <text:p text:style-name="P16">Proposto</text:p>
          </table:table-cell>
        </table:table-row>
        <table:table-row table:style-name="Tabella15.1">
          <table:table-cell table:style-name="Tabella15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5.1">
          <table:table-cell table:style-name="Tabella15.C2" table:number-columns-spanned="3" office:value-type="string">
            <text:p text:style-name="P55">Le organizzazioni sottoscrittrici potranno modificare la configurazione dei servizi richiesti aggiungendo od eliminando uno o più <text:span text:style-name="T27">servizi.</text:span></text:p>
          </table:table-cell>
          <table:covered-table-cell/>
          <table:covered-table-cell/>
        </table:table-row>
        <table:table-row table:style-name="Tabella15.1">
          <table:table-cell table:style-name="Tabella15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5.1">
          <table:table-cell table:style-name="Tabella15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36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p text:style-name="P63">Requisito</text:p>
          </table:table-cell>
          <table:table-cell table:style-name="Tabella16.A1" office:value-type="string">
            <text:p text:style-name="P2">Titolo</text:p>
          </table:table-cell>
          <table:table-cell table:style-name="Tabella16.C1" office:value-type="string">
            <text:p text:style-name="P2">Stato</text:p>
          </table:table-cell>
        </table:table-row>
        <table:table-row table:style-name="Tabella16.1">
          <table:table-cell table:style-name="Tabella16.A2" office:value-type="string">
            <text:p text:style-name="P16"><text:span text:style-name="T11">REQ_0</text:span><text:span text:style-name="T14">5</text:span><text:span text:style-name="T11">_FUN_0</text:span><text:span text:style-name="T14">1</text:span></text:p>
          </table:table-cell>
          <table:table-cell table:style-name="Tabella16.A2" office:value-type="string">
            <text:p text:style-name="P40"><text:span text:style-name="T35">Gestione </text:span>spazio web</text:p>
          </table:table-cell>
          <table:table-cell table:style-name="Tabella16.C2" office:value-type="string">
            <text:p text:style-name="P16">Proposto</text:p>
          </table:table-cell>
        </table:table-row>
        <table:table-row table:style-name="Tabella16.1">
          <table:table-cell table:style-name="Tabella16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6.1">
          <table:table-cell table:style-name="Tabella16.C2" table:number-columns-spanned="3" office:value-type="string">
            <text:p text:style-name="P110"><text:span text:style-name="T35">Il sistema permetterà l'inserimento, modifica, eliminazione di informazioni sullo spazio web acquistato da un'azienda sottoscrittrice.</text:span></text:p>
          </table:table-cell>
          <table:covered-table-cell/>
          <table:covered-table-cell/>
        </table:table-row>
        <table:table-row table:style-name="Tabella16.1">
          <table:table-cell table:style-name="Tabella16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6.1">
          <table:table-cell table:style-name="Tabella16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36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63">Requisito</text:p>
          </table:table-cell>
          <table:table-cell table:style-name="Tabella17.A1" office:value-type="string">
            <text:p text:style-name="P2">Titolo</text:p>
          </table:table-cell>
          <table:table-cell table:style-name="Tabella17.C1" office:value-type="string">
            <text:p text:style-name="P2">Stato</text:p>
          </table:table-cell>
        </table:table-row>
        <table:table-row table:style-name="Tabella17.1">
          <table:table-cell table:style-name="Tabella17.A2" office:value-type="string">
            <text:p text:style-name="P16"><text:span text:style-name="T11">REQ_0</text:span><text:span text:style-name="T14">6</text:span><text:span text:style-name="T11">_FUN_0</text:span><text:span text:style-name="T14">1</text:span></text:p>
          </table:table-cell>
          <table:table-cell table:style-name="Tabella17.A2" office:value-type="string">
            <text:p text:style-name="P40"><text:span text:style-name="T35">Gestione</text:span> e-commerce</text:p>
          </table:table-cell>
          <table:table-cell table:style-name="Tabella17.C2" office:value-type="string">
            <text:p text:style-name="P16">Proposto</text:p>
          </table:table-cell>
        </table:table-row>
        <table:table-row table:style-name="Tabella17.1">
          <table:table-cell table:style-name="Tabella17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7.1">
          <table:table-cell table:style-name="Tabella17.C2" table:number-columns-spanned="3" office:value-type="string">
            <text:p text:style-name="P110"><text:span text:style-name="T35">Il sistema fornisce, alle aziende che hanno acquistato tale servizio, strumenti propri per la vendita </text:span>online di <text:span text:style-name="T35">prodotti o </text:span>biglietti per event<text:span text:style-name="T35">i</text:span>. </text:p>
          </table:table-cell>
          <table:covered-table-cell/>
          <table:covered-table-cell/>
        </table:table-row>
        <table:table-row table:style-name="Tabella17.1">
          <table:table-cell table:style-name="Tabella17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7.1">
          <table:table-cell table:style-name="Tabella17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36"/>
      <text:p text:style-name="P72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63">Requisito</text:p>
          </table:table-cell>
          <table:table-cell table:style-name="Tabella18.A1" office:value-type="string">
            <text:p text:style-name="P2">Titolo</text:p>
          </table:table-cell>
          <table:table-cell table:style-name="Tabella18.C1" office:value-type="string">
            <text:p text:style-name="P2">Stato</text:p>
          </table:table-cell>
        </table:table-row>
        <table:table-row table:style-name="Tabella18.1">
          <table:table-cell table:style-name="Tabella18.A2" office:value-type="string">
            <text:p text:style-name="P16"><text:span text:style-name="T11">REQ_0</text:span><text:span text:style-name="T14">7</text:span><text:span text:style-name="T11">_FUN_0</text:span><text:span text:style-name="T14">1</text:span></text:p>
          </table:table-cell>
          <table:table-cell table:style-name="Tabella18.A2" office:value-type="string">
            <text:p text:style-name="P40"><text:span text:style-name="T42">Gestione</text:span> proposte contratti</text:p>
          </table:table-cell>
          <table:table-cell table:style-name="Tabella18.C2" office:value-type="string">
            <text:p text:style-name="P16">Proposto</text:p>
          </table:table-cell>
        </table:table-row>
        <table:table-row table:style-name="Tabella18.1">
          <table:table-cell table:style-name="Tabella18.C2" table:number-columns-spanned="3" office:value-type="string">
            <text:p text:style-name="P36">Descrizione</text:p>
          </table:table-cell>
          <table:covered-table-cell/>
          <table:covered-table-cell/>
        </table:table-row>
        <table:table-row table:style-name="Tabella18.1">
          <table:table-cell table:style-name="Tabella18.C2" table:number-columns-spanned="3" office:value-type="string">
            <text:p text:style-name="P113"><text:span text:style-name="T42">Le aziende che acquisteranno tale servizio avranno a disposizione un modulo editabile per la definizione di contratti-tipo. Questi contratti-tipo saranno utilizzati da altre aziende per <text:s/>proporre richieste </text:span><text:span text:style-name="T43">di tipo </text:span><text:span text:style-name="T42">economico-commercial</text:span><text:span text:style-name="T43">e</text:span><text:span text:style-name="T42">.</text:span></text:p>
          </table:table-cell>
          <table:covered-table-cell/>
          <table:covered-table-cell/>
        </table:table-row>
        <table:table-row table:style-name="Tabella18.1">
          <table:table-cell table:style-name="Tabella18.C2" table:number-columns-spanned="3" office:value-type="string">
            <text:p text:style-name="P36">Commenti</text:p>
          </table:table-cell>
          <table:covered-table-cell/>
          <table:covered-table-cell/>
        </table:table-row>
        <table:table-row table:style-name="Tabella18.1">
          <table:table-cell table:style-name="Tabella18.C2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41"/>
      <text:p text:style-name="P73"/>
      <table:table table:name="Tabella19" table:style-name="Tabella19">
        <table:table-column table:style-name="Tabella19.A"/>
        <table:table-column table:style-name="Tabella19.B"/>
        <table:table-column table:style-name="Tabella19.C"/>
        <text:soft-page-break/>
        <table:table-row table:style-name="Tabella19.1">
          <table:table-cell table:style-name="Tabella19.A1" office:value-type="string">
            <text:p text:style-name="P64">Requisito</text:p>
          </table:table-cell>
          <table:table-cell table:style-name="Tabella19.A1" office:value-type="string">
            <text:p text:style-name="P3">Titolo</text:p>
          </table:table-cell>
          <table:table-cell table:style-name="Tabella19.C1" office:value-type="string">
            <text:p text:style-name="P3">Stato</text:p>
          </table:table-cell>
        </table:table-row>
        <table:table-row table:style-name="Tabella19.1">
          <table:table-cell table:style-name="Tabella19.A2" office:value-type="string">
            <text:p text:style-name="P17"><text:span text:style-name="T11">REQ_0</text:span><text:span text:style-name="T14">8</text:span><text:span text:style-name="T11">_FUN_0</text:span><text:span text:style-name="T14">1</text:span></text:p>
          </table:table-cell>
          <table:table-cell table:style-name="Tabella19.A2" office:value-type="string">
            <text:p text:style-name="P40">Strumenti per gestione flussi di syndication</text:p>
          </table:table-cell>
          <table:table-cell table:style-name="Tabella19.C2" office:value-type="string">
            <text:p text:style-name="P17">Proposto</text:p>
          </table:table-cell>
        </table:table-row>
        <table:table-row table:style-name="Tabella19.1">
          <table:table-cell table:style-name="Tabella19.C2" table:number-columns-spanned="3" office:value-type="string">
            <text:p text:style-name="P41">Descrizione</text:p>
          </table:table-cell>
          <table:covered-table-cell/>
          <table:covered-table-cell/>
        </table:table-row>
        <table:table-row table:style-name="Tabella19.1">
          <table:table-cell table:style-name="Tabella19.C2" table:number-columns-spanned="3" office:value-type="string">
            <text:p text:style-name="P55">Sarà possibile, da parte delle imprese sottoscrittrici, poter gestire flussi di syndication.</text:p>
          </table:table-cell>
          <table:covered-table-cell/>
          <table:covered-table-cell/>
        </table:table-row>
        <table:table-row table:style-name="Tabella19.1">
          <table:table-cell table:style-name="Tabella19.C2" table:number-columns-spanned="3" office:value-type="string">
            <text:p text:style-name="P41">Commenti</text:p>
          </table:table-cell>
          <table:covered-table-cell/>
          <table:covered-table-cell/>
        </table:table-row>
        <table:table-row table:style-name="Tabella19.1">
          <table:table-cell table:style-name="Tabella19.C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1"/>
      <text:p text:style-name="P73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64">Requisito</text:p>
          </table:table-cell>
          <table:table-cell table:style-name="Tabella20.A1" office:value-type="string">
            <text:p text:style-name="P3">Titolo</text:p>
          </table:table-cell>
          <table:table-cell table:style-name="Tabella20.C1" office:value-type="string">
            <text:p text:style-name="P3">Stato</text:p>
          </table:table-cell>
        </table:table-row>
        <table:table-row table:style-name="Tabella20.1">
          <table:table-cell table:style-name="Tabella20.A2" office:value-type="string">
            <text:p text:style-name="P17"><text:span text:style-name="T11">REQ_0</text:span><text:span text:style-name="T14">8</text:span><text:span text:style-name="T11">_FUN_0</text:span><text:span text:style-name="T14">2</text:span></text:p>
          </table:table-cell>
          <table:table-cell table:style-name="Tabella20.A2" office:value-type="string">
            <text:p text:style-name="P40">Iscrizione a flussi di syndication</text:p>
          </table:table-cell>
          <table:table-cell table:style-name="Tabella20.C2" office:value-type="string">
            <text:p text:style-name="P17">Proposto</text:p>
          </table:table-cell>
        </table:table-row>
        <table:table-row table:style-name="Tabella20.1">
          <table:table-cell table:style-name="Tabella20.C2" table:number-columns-spanned="3" office:value-type="string">
            <text:p text:style-name="P41">Descrizione</text:p>
          </table:table-cell>
          <table:covered-table-cell/>
          <table:covered-table-cell/>
        </table:table-row>
        <table:table-row table:style-name="Tabella20.1">
          <table:table-cell table:style-name="Tabella20.C2" table:number-columns-spanned="3" office:value-type="string">
            <text:p text:style-name="P55">Gli utenti e visitatori del portale potranno iscriversi liberamente ad eventuali flussi di syndication. </text:p>
          </table:table-cell>
          <table:covered-table-cell/>
          <table:covered-table-cell/>
        </table:table-row>
        <table:table-row table:style-name="Tabella20.1">
          <table:table-cell table:style-name="Tabella20.C2" table:number-columns-spanned="3" office:value-type="string">
            <text:p text:style-name="P41">Commenti</text:p>
          </table:table-cell>
          <table:covered-table-cell/>
          <table:covered-table-cell/>
        </table:table-row>
        <table:table-row table:style-name="Tabella20.1">
          <table:table-cell table:style-name="Tabella20.C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1"/>
      <text:p text:style-name="P73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64">Requisito</text:p>
          </table:table-cell>
          <table:table-cell table:style-name="Tabella21.A1" office:value-type="string">
            <text:p text:style-name="P3">Titolo</text:p>
          </table:table-cell>
          <table:table-cell table:style-name="Tabella21.C1" office:value-type="string">
            <text:p text:style-name="P3">Stato</text:p>
          </table:table-cell>
        </table:table-row>
        <table:table-row table:style-name="Tabella21.1">
          <table:table-cell table:style-name="Tabella21.A2" office:value-type="string">
            <text:p text:style-name="P17"><text:span text:style-name="T11">REQ_0</text:span><text:span text:style-name="T14">9</text:span><text:span text:style-name="T11">_FUN_0</text:span><text:span text:style-name="T14">1</text:span></text:p>
          </table:table-cell>
          <table:table-cell table:style-name="Tabella21.A2" office:value-type="string">
            <text:p text:style-name="P40">Gestione dati utente - registrazione</text:p>
          </table:table-cell>
          <table:table-cell table:style-name="Tabella21.C2" office:value-type="string">
            <text:p text:style-name="P17">Proposto</text:p>
          </table:table-cell>
        </table:table-row>
        <table:table-row table:style-name="Tabella21.1">
          <table:table-cell table:style-name="Tabella21.C2" table:number-columns-spanned="3" office:value-type="string">
            <text:p text:style-name="P41">Descrizione</text:p>
          </table:table-cell>
          <table:covered-table-cell/>
          <table:covered-table-cell/>
        </table:table-row>
        <table:table-row table:style-name="Tabella21.1">
          <table:table-cell table:style-name="Tabella21.C2" table:number-columns-spanned="3" office:value-type="string">
            <text:p text:style-name="P61">Gli utenti privati <text:span text:style-name="T37">interessati ad usufruire dei servizi offerti dall'aziende iscritte </text:span>dovran<text:span text:style-name="T37">n</text:span>o effettuare la registrazione al portale.</text:p>
            <text:p text:style-name="P61">Dovranno esser gestiti almeno i seguenti dati:</text:p>
            <text:list xml:id="list911478336" text:style-name="L4">
              <text:list-item>
                <text:p text:style-name="P107">anagrafiche</text:p>
              </text:list-item>
              <text:list-item>
                <text:p text:style-name="P107">username</text:p>
              </text:list-item>
              <text:list-item>
                <text:p text:style-name="P107">password</text:p>
              </text:list-item>
            </text:list>
          </table:table-cell>
          <table:covered-table-cell/>
          <table:covered-table-cell/>
        </table:table-row>
        <table:table-row table:style-name="Tabella21.1">
          <table:table-cell table:style-name="Tabella21.C2" table:number-columns-spanned="3" office:value-type="string">
            <text:p text:style-name="P41">Commenti</text:p>
          </table:table-cell>
          <table:covered-table-cell/>
          <table:covered-table-cell/>
        </table:table-row>
        <table:table-row table:style-name="Tabella21.1">
          <table:table-cell table:style-name="Tabella21.C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1"/>
      <text:p text:style-name="P41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p text:style-name="P64">Requisito</text:p>
          </table:table-cell>
          <table:table-cell table:style-name="Tabella22.A1" office:value-type="string">
            <text:p text:style-name="P3">Titolo</text:p>
          </table:table-cell>
          <table:table-cell table:style-name="Tabella22.C1" office:value-type="string">
            <text:p text:style-name="P3">Stato</text:p>
          </table:table-cell>
        </table:table-row>
        <table:table-row table:style-name="Tabella22.1">
          <table:table-cell table:style-name="Tabella22.A2" office:value-type="string">
            <text:p text:style-name="P17"><text:span text:style-name="T11">REQ_0</text:span><text:span text:style-name="T14">9</text:span><text:span text:style-name="T11">_FUN_0</text:span><text:span text:style-name="T14">2</text:span></text:p>
          </table:table-cell>
          <table:table-cell table:style-name="Tabella22.A2" office:value-type="string">
            <text:p text:style-name="P40">Gestione dati utente - modifica</text:p>
          </table:table-cell>
          <table:table-cell table:style-name="Tabella22.C2" office:value-type="string">
            <text:p text:style-name="P17">Proposto</text:p>
          </table:table-cell>
        </table:table-row>
        <table:table-row table:style-name="Tabella22.1">
          <table:table-cell table:style-name="Tabella22.C2" table:number-columns-spanned="3" office:value-type="string">
            <text:p text:style-name="P41">Descrizione</text:p>
          </table:table-cell>
          <table:covered-table-cell/>
          <table:covered-table-cell/>
        </table:table-row>
        <table:table-row table:style-name="Tabella22.1">
          <table:table-cell table:style-name="Tabella22.C2" table:number-columns-spanned="3" office:value-type="string">
            <text:p text:style-name="P111"><text:span text:style-name="T37">L'utente portrà modificare le informazioni anagrafiche e la password di accesso al portale.</text:span></text:p>
          </table:table-cell>
          <table:covered-table-cell/>
          <table:covered-table-cell/>
        </table:table-row>
        <table:table-row table:style-name="Tabella22.1">
          <table:table-cell table:style-name="Tabella22.C2" table:number-columns-spanned="3" office:value-type="string">
            <text:p text:style-name="P41">Commenti</text:p>
          </table:table-cell>
          <table:covered-table-cell/>
          <table:covered-table-cell/>
        </table:table-row>
        <table:table-row table:style-name="Tabella22.1">
          <table:table-cell table:style-name="Tabella22.C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1"/>
      <text:p text:style-name="P41"/>
      <text:p text:style-name="P41">REQ_0<text:span text:style-name="T5">1</text:span>_FUN_0<text:span text:style-name="T5">1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64">Requisito</text:p>
          </table:table-cell>
          <table:table-cell table:style-name="Tabella23.A1" office:value-type="string">
            <text:p text:style-name="P3">Titolo</text:p>
          </table:table-cell>
          <table:table-cell table:style-name="Tabella23.C1" office:value-type="string">
            <text:p text:style-name="P3">Stato</text:p>
          </table:table-cell>
        </table:table-row>
        <text:soft-page-break/>
        <table:table-row table:style-name="Tabella23.1">
          <table:table-cell table:style-name="Tabella23.A2" office:value-type="string">
            <text:p text:style-name="P17"><text:span text:style-name="T11">REQ_</text:span><text:span text:style-name="T14">10</text:span><text:span text:style-name="T11">_FUN_0</text:span><text:span text:style-name="T14">1</text:span></text:p>
          </table:table-cell>
          <table:table-cell table:style-name="Tabella23.A2" office:value-type="string">
            <text:p text:style-name="P40">Pubblicazione commenti</text:p>
          </table:table-cell>
          <table:table-cell table:style-name="Tabella23.C2" office:value-type="string">
            <text:p text:style-name="P17">Proposto</text:p>
          </table:table-cell>
        </table:table-row>
        <table:table-row table:style-name="Tabella23.1">
          <table:table-cell table:style-name="Tabella23.C2" table:number-columns-spanned="3" office:value-type="string">
            <text:p text:style-name="P41">Descrizione</text:p>
          </table:table-cell>
          <table:covered-table-cell/>
          <table:covered-table-cell/>
        </table:table-row>
        <table:table-row table:style-name="Tabella23.1">
          <table:table-cell table:style-name="Tabella23.C2" table:number-columns-spanned="3" office:value-type="string">
            <text:p text:style-name="P56">Gli utenti registrati potranno r<text:span text:style-name="T9">i</text:span>lasciare commenti su<text:span text:style-name="T9">lle schede d</text:span><text:span text:style-name="T37">e</text:span><text:span text:style-name="T9">i</text:span> prodotti <text:span text:style-name="T28">o sulle schede relative ad </text:span>eventi .</text:p>
          </table:table-cell>
          <table:covered-table-cell/>
          <table:covered-table-cell/>
        </table:table-row>
        <table:table-row table:style-name="Tabella23.1">
          <table:table-cell table:style-name="Tabella23.C2" table:number-columns-spanned="3" office:value-type="string">
            <text:p text:style-name="P41">Commenti</text:p>
          </table:table-cell>
          <table:covered-table-cell/>
          <table:covered-table-cell/>
        </table:table-row>
        <table:table-row table:style-name="Tabella23.1">
          <table:table-cell table:style-name="Tabella23.C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1"/>
      <text:p text:style-name="P41"/>
      <text:p text:style-name="P73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64">Requisito</text:p>
          </table:table-cell>
          <table:table-cell table:style-name="Tabella24.A1" office:value-type="string">
            <text:p text:style-name="P3">Titolo</text:p>
          </table:table-cell>
          <table:table-cell table:style-name="Tabella24.C1" office:value-type="string">
            <text:p text:style-name="P3">Stato</text:p>
          </table:table-cell>
        </table:table-row>
        <table:table-row table:style-name="Tabella24.1">
          <table:table-cell table:style-name="Tabella24.A2" office:value-type="string">
            <text:p text:style-name="P17"><text:span text:style-name="T11">REQ_</text:span><text:span text:style-name="T14">10</text:span><text:span text:style-name="T11">_FUN_0</text:span><text:span text:style-name="T14">2</text:span></text:p>
          </table:table-cell>
          <table:table-cell table:style-name="Tabella24.A2" office:value-type="string">
            <text:p text:style-name="P42">Condivisione sui social networks</text:p>
          </table:table-cell>
          <table:table-cell table:style-name="Tabella24.C2" office:value-type="string">
            <text:p text:style-name="P17">Proposto</text:p>
          </table:table-cell>
        </table:table-row>
        <table:table-row table:style-name="Tabella24.1">
          <table:table-cell table:style-name="Tabella24.C2" table:number-columns-spanned="3" office:value-type="string">
            <text:p text:style-name="P41">Descrizione</text:p>
          </table:table-cell>
          <table:covered-table-cell/>
          <table:covered-table-cell/>
        </table:table-row>
        <table:table-row table:style-name="Tabella24.1">
          <table:table-cell table:style-name="Tabella24.C2" table:number-columns-spanned="3" office:value-type="string">
            <text:p text:style-name="P56">Gli utenti registrati potranno condividere i commenti relativi ad eventi o prodotti attraverso i principali social networks.</text:p>
          </table:table-cell>
          <table:covered-table-cell/>
          <table:covered-table-cell/>
        </table:table-row>
        <table:table-row table:style-name="Tabella24.1">
          <table:table-cell table:style-name="Tabella24.C2" table:number-columns-spanned="3" office:value-type="string">
            <text:p text:style-name="P41">Commenti</text:p>
          </table:table-cell>
          <table:covered-table-cell/>
          <table:covered-table-cell/>
        </table:table-row>
        <table:table-row table:style-name="Tabella24.1">
          <table:table-cell table:style-name="Tabella24.C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1"/>
      <text:p text:style-name="P41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p text:style-name="P65">Requisito</text:p>
          </table:table-cell>
          <table:table-cell table:style-name="Tabella26.A1" office:value-type="string">
            <text:p text:style-name="P4">Titolo</text:p>
          </table:table-cell>
          <table:table-cell table:style-name="Tabella26.C1" office:value-type="string">
            <text:p text:style-name="P4">Stato</text:p>
          </table:table-cell>
        </table:table-row>
        <table:table-row table:style-name="Tabella26.1">
          <table:table-cell table:style-name="Tabella26.A2" office:value-type="string">
            <text:p text:style-name="P18"><text:span text:style-name="T11">REQ_</text:span><text:span text:style-name="T14">12</text:span><text:span text:style-name="T11">_FUN_0</text:span><text:span text:style-name="T14">1</text:span></text:p>
          </table:table-cell>
          <table:table-cell table:style-name="Tabella26.A2" office:value-type="string">
            <text:p text:style-name="P42">Gestione contenuti – ricerca schede informative</text:p>
          </table:table-cell>
          <table:table-cell table:style-name="Tabella26.C2" office:value-type="string">
            <text:p text:style-name="P18">Proposto</text:p>
          </table:table-cell>
        </table:table-row>
        <table:table-row table:style-name="Tabella26.1">
          <table:table-cell table:style-name="Tabella26.C2" table:number-columns-spanned="3" office:value-type="string">
            <text:p text:style-name="P43">Descrizione</text:p>
          </table:table-cell>
          <table:covered-table-cell/>
          <table:covered-table-cell/>
        </table:table-row>
        <table:table-row table:style-name="Tabella26.1">
          <table:table-cell table:style-name="Tabella26.C2" table:number-columns-spanned="3" office:value-type="string">
            <text:p text:style-name="P56"><text:span text:style-name="T28">Tutti gli utenti registrati ed i</text:span> visatori potranno effettuare ricerche <text:span text:style-name="T29">secondo diversi termini di ricerca.</text:span></text:p>
          </table:table-cell>
          <table:covered-table-cell/>
          <table:covered-table-cell/>
        </table:table-row>
        <table:table-row table:style-name="Tabella26.1">
          <table:table-cell table:style-name="Tabella26.C2" table:number-columns-spanned="3" office:value-type="string">
            <text:p text:style-name="P43">Commenti</text:p>
          </table:table-cell>
          <table:covered-table-cell/>
          <table:covered-table-cell/>
        </table:table-row>
        <table:table-row table:style-name="Tabella26.1">
          <table:table-cell table:style-name="Tabella26.C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3"/>
      <text:p text:style-name="P43"><text:span text:style-name="T5"/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65">Requisito</text:p>
          </table:table-cell>
          <table:table-cell table:style-name="Tabella27.A1" office:value-type="string">
            <text:p text:style-name="P4">Titolo</text:p>
          </table:table-cell>
          <table:table-cell table:style-name="Tabella27.C1" office:value-type="string">
            <text:p text:style-name="P4">Stato</text:p>
          </table:table-cell>
        </table:table-row>
        <table:table-row table:style-name="Tabella27.1">
          <table:table-cell table:style-name="Tabella27.A2" office:value-type="string">
            <text:p text:style-name="P18"><text:span text:style-name="T11">REQ_</text:span><text:span text:style-name="T14">12</text:span><text:span text:style-name="T11">_FUN_0</text:span><text:span text:style-name="T14">2</text:span></text:p>
          </table:table-cell>
          <table:table-cell table:style-name="Tabella27.A2" office:value-type="string">
            <text:p text:style-name="P42">Gestione contenuti – visualizzare informazioni e commenti</text:p>
          </table:table-cell>
          <table:table-cell table:style-name="Tabella27.C2" office:value-type="string">
            <text:p text:style-name="P18">Proposto</text:p>
          </table:table-cell>
        </table:table-row>
        <table:table-row table:style-name="Tabella27.1">
          <table:table-cell table:style-name="Tabella27.C2" table:number-columns-spanned="3" office:value-type="string">
            <text:p text:style-name="P43">Descrizione</text:p>
          </table:table-cell>
          <table:covered-table-cell/>
          <table:covered-table-cell/>
        </table:table-row>
        <table:table-row table:style-name="Tabella27.1">
          <table:table-cell table:style-name="Tabella27.C2" table:number-columns-spanned="3" office:value-type="string">
            <text:p text:style-name="P57"><text:span text:style-name="T28">Tutti gli utenti registrati ed i</text:span> visatori potranno visualizzare le informazioni pubbliche all'interno del portale e visualizzare i commenti lasciati da altri utenti.</text:p>
          </table:table-cell>
          <table:covered-table-cell/>
          <table:covered-table-cell/>
        </table:table-row>
        <table:table-row table:style-name="Tabella27.1">
          <table:table-cell table:style-name="Tabella27.C2" table:number-columns-spanned="3" office:value-type="string">
            <text:p text:style-name="P43">Commenti</text:p>
          </table:table-cell>
          <table:covered-table-cell/>
          <table:covered-table-cell/>
        </table:table-row>
        <table:table-row table:style-name="Tabella27.1">
          <table:table-cell table:style-name="Tabella27.C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3"/>
      <text:p text:style-name="P43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125">Requisito</text:p>
          </table:table-cell>
          <table:table-cell table:style-name="Tabella25.A1" office:value-type="string">
            <text:p text:style-name="P119">Titolo</text:p>
          </table:table-cell>
          <table:table-cell table:style-name="Tabella25.C1" office:value-type="string">
            <text:p text:style-name="P119">Stato</text:p>
          </table:table-cell>
        </table:table-row>
        <table:table-row table:style-name="Tabella25.1">
          <table:table-cell table:style-name="Tabella25.A2" office:value-type="string">
            <text:p text:style-name="P86"><text:span text:style-name="T11">REQ_</text:span><text:span text:style-name="T14">12</text:span><text:span text:style-name="T11">_FUN_0</text:span><text:span text:style-name="T14">2</text:span></text:p>
          </table:table-cell>
          <table:table-cell table:style-name="Tabella25.A2" office:value-type="string">
            <text:p text:style-name="P96"><text:span text:style-name="T41">Acquisti online</text:span></text:p>
          </table:table-cell>
          <table:table-cell table:style-name="Tabella25.C2" office:value-type="string">
            <text:p text:style-name="P86">Proposto</text:p>
          </table:table-cell>
        </table:table-row>
        <table:table-row table:style-name="Tabella25.1">
          <table:table-cell table:style-name="Tabella25.C2" table:number-columns-spanned="3" office:value-type="string">
            <text:p text:style-name="P103">Descrizione</text:p>
          </table:table-cell>
          <table:covered-table-cell/>
          <table:covered-table-cell/>
        </table:table-row>
        <table:table-row table:style-name="Tabella25.1">
          <table:table-cell table:style-name="Tabella25.C2" table:number-columns-spanned="3" office:value-type="string">
            <text:p text:style-name="P115"><text:span text:style-name="T41">Gli utenti privati iscritti alla piattaforma potranno effettuare acquisti online attraverso i negozi virtuali offerti dalle </text:span><text:soft-page-break/><text:span text:style-name="T41">aziende.</text:span></text:p>
          </table:table-cell>
          <table:covered-table-cell/>
          <table:covered-table-cell/>
        </table:table-row>
        <table:table-row table:style-name="Tabella25.1">
          <table:table-cell table:style-name="Tabella25.C2" table:number-columns-spanned="3" office:value-type="string">
            <text:p text:style-name="P103">Commenti</text:p>
          </table:table-cell>
          <table:covered-table-cell/>
          <table:covered-table-cell/>
        </table:table-row>
        <table:table-row table:style-name="Tabella25.1">
          <table:table-cell table:style-name="Tabella25.C2" table:number-columns-spanned="3" office:value-type="string">
            <text:p text:style-name="P121"/>
          </table:table-cell>
          <table:covered-table-cell/>
          <table:covered-table-cell/>
        </table:table-row>
      </table:table>
      <text:p text:style-name="P103"/>
      <text:p text:style-name="P43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p text:style-name="P125">Requisito</text:p>
          </table:table-cell>
          <table:table-cell table:style-name="Tabella34.A1" office:value-type="string">
            <text:p text:style-name="P119">Titolo</text:p>
          </table:table-cell>
          <table:table-cell table:style-name="Tabella34.C1" office:value-type="string">
            <text:p text:style-name="P119">Stato</text:p>
          </table:table-cell>
        </table:table-row>
        <table:table-row table:style-name="Tabella34.1">
          <table:table-cell table:style-name="Tabella34.A2" office:value-type="string">
            <text:p text:style-name="P86"><text:span text:style-name="T11">REQ_</text:span><text:span text:style-name="T14">12</text:span><text:span text:style-name="T11">_FUN_0</text:span><text:span text:style-name="T14">2</text:span></text:p>
          </table:table-cell>
          <table:table-cell table:style-name="Tabella34.A2" office:value-type="string">
            <text:p text:style-name="P96"><text:span text:style-name="T41">Proposte di contratto</text:span></text:p>
          </table:table-cell>
          <table:table-cell table:style-name="Tabella34.C2" office:value-type="string">
            <text:p text:style-name="P86">Proposto</text:p>
          </table:table-cell>
        </table:table-row>
        <table:table-row table:style-name="Tabella34.1">
          <table:table-cell table:style-name="Tabella34.C2" table:number-columns-spanned="3" office:value-type="string">
            <text:p text:style-name="P103">Descrizione</text:p>
          </table:table-cell>
          <table:covered-table-cell/>
          <table:covered-table-cell/>
        </table:table-row>
        <table:table-row table:style-name="Tabella34.1">
          <table:table-cell table:style-name="Tabella34.C2" table:number-columns-spanned="3" office:value-type="string">
            <text:p text:style-name="P112"><text:span text:style-name="T41">Le organizzazioni interessate ad effettuare proposte commerciali verso altre aziende iscritte al sistema potranno compilare un modulo di contratto-tipo da poter inviare a tali aziende.</text:span></text:p>
          </table:table-cell>
          <table:covered-table-cell/>
          <table:covered-table-cell/>
        </table:table-row>
        <table:table-row table:style-name="Tabella34.1">
          <table:table-cell table:style-name="Tabella34.C2" table:number-columns-spanned="3" office:value-type="string">
            <text:p text:style-name="P103">Commenti</text:p>
          </table:table-cell>
          <table:covered-table-cell/>
          <table:covered-table-cell/>
        </table:table-row>
        <table:table-row table:style-name="Tabella34.1">
          <table:table-cell table:style-name="Tabella34.C2" table:number-columns-spanned="3" office:value-type="string">
            <text:p text:style-name="P121"/>
          </table:table-cell>
          <table:covered-table-cell/>
          <table:covered-table-cell/>
        </table:table-row>
      </table:table>
      <text:p text:style-name="P103"/>
      <text:p text:style-name="P43"/>
      <text:p text:style-name="P43"/>
      <text:p text:style-name="P77">Descrizione requisiti non funzionali</text:p>
      <text:p text:style-name="P44"/>
      <text:p text:style-name="P44">Sicurezza</text:p>
      <text:p text:style-name="P46"/>
      <text:p text:style-name="P46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66">Requisito</text:p>
          </table:table-cell>
          <table:table-cell table:style-name="Tabella28.A1" office:value-type="string">
            <text:p text:style-name="P5">Titolo</text:p>
          </table:table-cell>
          <table:table-cell table:style-name="Tabella28.C1" office:value-type="string">
            <text:p text:style-name="P5">Stato</text:p>
          </table:table-cell>
        </table:table-row>
        <table:table-row table:style-name="Tabella28.1">
          <table:table-cell table:style-name="Tabella28.A2" office:value-type="string">
            <text:p text:style-name="P19"><text:span text:style-name="T11">REQ_0</text:span><text:span text:style-name="T13">1</text:span><text:span text:style-name="T11">_</text:span><text:span text:style-name="T13">SEC</text:span><text:span text:style-name="T11">_0</text:span><text:span text:style-name="T13">1</text:span></text:p>
          </table:table-cell>
          <table:table-cell table:style-name="Tabella28.A2" office:value-type="string">
            <text:p text:style-name="P47">Accessibilità</text:p>
          </table:table-cell>
          <table:table-cell table:style-name="Tabella28.C2" office:value-type="string">
            <text:p text:style-name="P19">Proposto</text:p>
          </table:table-cell>
        </table:table-row>
        <table:table-row table:style-name="Tabella28.1">
          <table:table-cell table:style-name="Tabella28.C2" table:number-columns-spanned="3" office:value-type="string">
            <text:p text:style-name="P46">Descrizione</text:p>
          </table:table-cell>
          <table:covered-table-cell/>
          <table:covered-table-cell/>
        </table:table-row>
        <table:table-row table:style-name="Tabella28.1">
          <table:table-cell table:style-name="Tabella28.C2" table:number-columns-spanned="3" office:value-type="string">
            <text:p text:style-name="P58">L'accesso alle funzioni della piattaforma da parte degli utenti iscritti avviene tramite inserimento di username e password.</text:p>
          </table:table-cell>
          <table:covered-table-cell/>
          <table:covered-table-cell/>
        </table:table-row>
        <table:table-row table:style-name="Tabella28.1">
          <table:table-cell table:style-name="Tabella28.C2" table:number-columns-spanned="3" office:value-type="string">
            <text:p text:style-name="P46">Commenti</text:p>
          </table:table-cell>
          <table:covered-table-cell/>
          <table:covered-table-cell/>
        </table:table-row>
      </table:table>
      <text:p text:style-name="P46"/>
      <text:p text:style-name="P74"/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p text:style-name="P66">Requisito</text:p>
          </table:table-cell>
          <table:table-cell table:style-name="Tabella29.A1" office:value-type="string">
            <text:p text:style-name="P5">Titolo</text:p>
          </table:table-cell>
          <table:table-cell table:style-name="Tabella29.C1" office:value-type="string">
            <text:p text:style-name="P5">Stato</text:p>
          </table:table-cell>
        </table:table-row>
        <table:table-row table:style-name="Tabella29.1">
          <table:table-cell table:style-name="Tabella29.A2" office:value-type="string">
            <text:p text:style-name="P19"><text:span text:style-name="T11">REQ_0</text:span><text:span text:style-name="T13">2</text:span><text:span text:style-name="T11">_</text:span><text:span text:style-name="T13">SEC</text:span><text:span text:style-name="T11">_0</text:span><text:span text:style-name="T13">1</text:span></text:p>
          </table:table-cell>
          <table:table-cell table:style-name="Tabella29.A2" office:value-type="string">
            <text:p text:style-name="P47">Connessione aziende</text:p>
          </table:table-cell>
          <table:table-cell table:style-name="Tabella29.C2" office:value-type="string">
            <text:p text:style-name="P19">Proposto</text:p>
          </table:table-cell>
        </table:table-row>
        <table:table-row table:style-name="Tabella29.1">
          <table:table-cell table:style-name="Tabella29.C2" table:number-columns-spanned="3" office:value-type="string">
            <text:p text:style-name="P46">Descrizione</text:p>
          </table:table-cell>
          <table:covered-table-cell/>
          <table:covered-table-cell/>
        </table:table-row>
        <table:table-row table:style-name="Tabella29.1">
          <table:table-cell table:style-name="Tabella29.C2" table:number-columns-spanned="3" office:value-type="string">
            <text:p text:style-name="P58">La connessione al portale da parte delle aziende sottoscrittrici avverrà mediante un codice identificativo ed una password assegnat<text:span text:style-name="T32">i</text:span> dal sistema dopo la registrazione.</text:p>
          </table:table-cell>
          <table:covered-table-cell/>
          <table:covered-table-cell/>
        </table:table-row>
        <table:table-row table:style-name="Tabella29.1">
          <table:table-cell table:style-name="Tabella29.C2" table:number-columns-spanned="3" office:value-type="string">
            <text:p text:style-name="P46">Commenti</text:p>
          </table:table-cell>
          <table:covered-table-cell/>
          <table:covered-table-cell/>
        </table:table-row>
      </table:table>
      <text:p text:style-name="P48"/>
      <text:p text:style-name="P75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p text:style-name="P67">Requisito</text:p>
          </table:table-cell>
          <table:table-cell table:style-name="Tabella30.A1" office:value-type="string">
            <text:p text:style-name="P6">Titolo</text:p>
          </table:table-cell>
          <table:table-cell table:style-name="Tabella30.C1" office:value-type="string">
            <text:p text:style-name="P6">Stato</text:p>
          </table:table-cell>
        </table:table-row>
        <table:table-row table:style-name="Tabella30.1">
          <table:table-cell table:style-name="Tabella30.A2" office:value-type="string">
            <text:p text:style-name="P20"><text:span text:style-name="T11">REQ_0</text:span><text:span text:style-name="T13">3</text:span><text:span text:style-name="T11">_</text:span><text:span text:style-name="T13">SEC</text:span><text:span text:style-name="T11">_0</text:span><text:span text:style-name="T13">1</text:span></text:p>
          </table:table-cell>
          <table:table-cell table:style-name="Tabella30.A2" office:value-type="string">
            <text:p text:style-name="P49">Pagamenti sicuri</text:p>
          </table:table-cell>
          <table:table-cell table:style-name="Tabella30.C2" office:value-type="string">
            <text:p text:style-name="P20">Proposto</text:p>
          </table:table-cell>
        </table:table-row>
        <table:table-row table:style-name="Tabella30.1">
          <table:table-cell table:style-name="Tabella30.C2" table:number-columns-spanned="3" office:value-type="string">
            <text:p text:style-name="P48">Descrizione</text:p>
          </table:table-cell>
          <table:covered-table-cell/>
          <table:covered-table-cell/>
        </table:table-row>
        <table:table-row table:style-name="Tabella30.1">
          <table:table-cell table:style-name="Tabella30.C2" table:number-columns-spanned="3" office:value-type="string">
            <text:p text:style-name="P59"><text:span text:style-name="T21">La piattaforma, per <text:s/></text:span><text:span text:style-name="T30">garantire</text:span><text:span text:style-name="T21"> pagamenti sicuri, si affiderà ai meccanismi di sicurezza offerti d</text:span><text:span text:style-name="T22">a</text:span><text:span text:style-name="T31">gli</text:span><text:span text:style-name="T22"> ist</text:span><text:span text:style-name="T23">it</text:span><text:span text:style-name="T22">uti bancari </text:span><text:span text:style-name="T24">sui quali il portale si appoggia.</text:span></text:p>
          </table:table-cell>
          <table:covered-table-cell/>
          <table:covered-table-cell/>
        </table:table-row>
        <text:soft-page-break/>
        <table:table-row table:style-name="Tabella30.1">
          <table:table-cell table:style-name="Tabella30.C2" table:number-columns-spanned="3" office:value-type="string">
            <text:p text:style-name="P48">Commenti</text:p>
          </table:table-cell>
          <table:covered-table-cell/>
          <table:covered-table-cell/>
        </table:table-row>
      </table:table>
      <text:p text:style-name="P48"/>
      <text:p text:style-name="P48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 table:style-name="Tabella33.1">
          <table:table-cell table:style-name="Tabella33.A1" office:value-type="string">
            <text:p text:style-name="P124">Requisito</text:p>
          </table:table-cell>
          <table:table-cell table:style-name="Tabella33.A1" office:value-type="string">
            <text:p text:style-name="P118">Titolo</text:p>
          </table:table-cell>
          <table:table-cell table:style-name="Tabella33.C1" office:value-type="string">
            <text:p text:style-name="P118">Stato</text:p>
          </table:table-cell>
        </table:table-row>
        <table:table-row table:style-name="Tabella33.1">
          <table:table-cell table:style-name="Tabella33.A2" office:value-type="string">
            <text:p text:style-name="P84"><text:span text:style-name="T11">REQ_</text:span><text:span text:style-name="T14">1</text:span><text:span text:style-name="T12">1</text:span><text:span text:style-name="T11">_FUN_0</text:span><text:span text:style-name="T14">1</text:span></text:p>
          </table:table-cell>
          <table:table-cell table:style-name="Tabella33.A2" office:value-type="string">
            <text:p text:style-name="P95">Protocollo HTTPS</text:p>
          </table:table-cell>
          <table:table-cell table:style-name="Tabella33.C2" office:value-type="string">
            <text:p text:style-name="P84">Proposto</text:p>
          </table:table-cell>
        </table:table-row>
        <table:table-row table:style-name="Tabella33.1">
          <table:table-cell table:style-name="Tabella33.C2" table:number-columns-spanned="3" office:value-type="string">
            <text:p text:style-name="P98">Descrizione</text:p>
          </table:table-cell>
          <table:covered-table-cell/>
          <table:covered-table-cell/>
        </table:table-row>
        <table:table-row table:style-name="Tabella33.1">
          <table:table-cell table:style-name="Tabella33.C2" table:number-columns-spanned="3" office:value-type="string">
            <text:p text:style-name="P114">Lo scambio di dati tra aziende/utenti e sistema avverrà tramite canali sicuri basati su protocollo HTTPS.</text:p>
          </table:table-cell>
          <table:covered-table-cell/>
          <table:covered-table-cell/>
        </table:table-row>
        <table:table-row table:style-name="Tabella33.1">
          <table:table-cell table:style-name="Tabella33.C2" table:number-columns-spanned="3" office:value-type="string">
            <text:p text:style-name="P98">Commenti</text:p>
          </table:table-cell>
          <table:covered-table-cell/>
          <table:covered-table-cell/>
        </table:table-row>
        <table:table-row table:style-name="Tabella33.1">
          <table:table-cell table:style-name="Tabella33.C2" table:number-columns-spanned="3" office:value-type="string">
            <text:p text:style-name="P120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44">Portabilità </text:p>
      <text:p text:style-name="P76"/>
      <text:p text:style-name="P76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p text:style-name="P68">Requisito</text:p>
          </table:table-cell>
          <table:table-cell table:style-name="Tabella31.A1" office:value-type="string">
            <text:p text:style-name="P7">Titolo</text:p>
          </table:table-cell>
          <table:table-cell table:style-name="Tabella31.C1" office:value-type="string">
            <text:p text:style-name="P7">Stato</text:p>
          </table:table-cell>
        </table:table-row>
        <table:table-row table:style-name="Tabella31.1">
          <table:table-cell table:style-name="Tabella31.A2" office:value-type="string">
            <text:p text:style-name="P21"><text:span text:style-name="T11">REQ_0</text:span><text:span text:style-name="T14">1</text:span><text:span text:style-name="T11">_</text:span><text:span text:style-name="T14">POR</text:span><text:span text:style-name="T11">_0</text:span><text:span text:style-name="T13">1</text:span></text:p>
          </table:table-cell>
          <table:table-cell table:style-name="Tabella31.A2" office:value-type="string">
            <text:p text:style-name="P100"><text:span text:style-name="T38">Interfaccia</text:span></text:p>
          </table:table-cell>
          <table:table-cell table:style-name="Tabella31.C2" office:value-type="string">
            <text:p text:style-name="P21">Proposto</text:p>
          </table:table-cell>
        </table:table-row>
        <table:table-row table:style-name="Tabella31.1">
          <table:table-cell table:style-name="Tabella31.C2" table:number-columns-spanned="3" office:value-type="string">
            <text:p text:style-name="P50">Descrizione</text:p>
          </table:table-cell>
          <table:covered-table-cell/>
          <table:covered-table-cell/>
        </table:table-row>
        <table:table-row table:style-name="Tabella31.1">
          <table:table-cell table:style-name="Tabella31.C2" table:number-columns-spanned="3" office:value-type="string">
            <text:p text:style-name="P60"><text:span text:style-name="T39">Il sistema è essenzialmente web-based, </text:span><text:span text:style-name="T40">l</text:span>e aziende e gli utenti potranno accedere alla piattaforma grazie ad un browser web.</text:p>
            <text:p text:style-name="P60">Sarà garantito l'accesso da:</text:p>
            <text:list xml:id="list124349348" text:style-name="L5">
              <text:list-item>
                <text:p text:style-name="P108">Internet Explorer 6</text:p>
              </text:list-item>
              <text:list-item>
                <text:p text:style-name="P108">Firefox <text:span text:style-name="T28">2</text:span></text:p>
              </text:list-item>
              <text:list-item>
                <text:p text:style-name="P109">Safari 4</text:p>
              </text:list-item>
            </text:list>
          </table:table-cell>
          <table:covered-table-cell/>
          <table:covered-table-cell/>
        </table:table-row>
        <table:table-row table:style-name="Tabella31.5">
          <table:table-cell table:style-name="Tabella31.C2" table:number-columns-spanned="3" office:value-type="string">
            <text:p text:style-name="P50">Commenti</text:p>
          </table:table-cell>
          <table:covered-table-cell/>
          <table:covered-table-cell/>
        </table:table-row>
      </table:table>
      <text:p text:style-name="P50"/>
      <text:p text:style-name="P50"/>
      <text:p text:style-name="P50">REQ_0<text:span text:style-name="T5">1</text:span>_FUN_0<text:span text:style-name="T5">1</text:span></text:p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p text:style-name="P68">Requisito</text:p>
          </table:table-cell>
          <table:table-cell table:style-name="Tabella32.A1" office:value-type="string">
            <text:p text:style-name="P7">Titolo</text:p>
          </table:table-cell>
          <table:table-cell table:style-name="Tabella32.C1" office:value-type="string">
            <text:p text:style-name="P7">Stato</text:p>
          </table:table-cell>
        </table:table-row>
        <table:table-row table:style-name="Tabella32.1">
          <table:table-cell table:style-name="Tabella32.A2" office:value-type="string">
            <text:p text:style-name="P21"><text:span text:style-name="T11">REQ_0</text:span><text:span text:style-name="T14">2</text:span><text:span text:style-name="T11">_</text:span><text:span text:style-name="T14">POR</text:span><text:span text:style-name="T11">_0</text:span><text:span text:style-name="T13">1</text:span></text:p>
          </table:table-cell>
          <table:table-cell table:style-name="Tabella32.A2" office:value-type="string">
            <text:p text:style-name="P45">Accesso locale</text:p>
          </table:table-cell>
          <table:table-cell table:style-name="Tabella32.C2" office:value-type="string">
            <text:p text:style-name="P21">Proposto</text:p>
          </table:table-cell>
        </table:table-row>
        <table:table-row table:style-name="Tabella32.1">
          <table:table-cell table:style-name="Tabella32.C2" table:number-columns-spanned="3" office:value-type="string">
            <text:p text:style-name="P50">Descrizione</text:p>
          </table:table-cell>
          <table:covered-table-cell/>
          <table:covered-table-cell/>
        </table:table-row>
        <table:table-row table:style-name="Tabella32.1">
          <table:table-cell table:style-name="Tabella32.C2" table:number-columns-spanned="3" office:value-type="string">
            <text:p text:style-name="P60">Gli utenti potranno repererire le informazioni relative ai prodotti o agli eventi attraverso terminali pubblici (colonnine, totem, ecc...).</text:p>
            <text:p text:style-name="P60">Le aziende potranno scegliere quale sottoinsieme di informazioni potranno esser consultate sui terminali pubblici.</text:p>
          </table:table-cell>
          <table:covered-table-cell/>
          <table:covered-table-cell/>
        </table:table-row>
        <table:table-row table:style-name="Tabella32.1">
          <table:table-cell table:style-name="Tabella32.C2" table:number-columns-spanned="3" office:value-type="string">
            <text:p text:style-name="P50">Commenti</text:p>
          </table:table-cell>
          <table:covered-table-cell/>
          <table:covered-table-cell/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, Arial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01M38S</meta:editing-duration>
    <meta:editing-cycles>42</meta:editing-cycles>
    <meta:generator>OpenOffice.org/3.2$Linux OpenOffice.org_project/320m19$Build-9505</meta:generator>
    <dc:date>2011-04-16T20:35:57</dc:date>
    <meta:document-statistic meta:table-count="34" meta:image-count="0" meta:object-count="0" meta:page-count="9" meta:paragraph-count="388" meta:word-count="1199" meta:character-count="9217"/>
    <meta:user-defined meta:name="Info 1"/>
    <meta:user-defined meta:name="Info 2"/>
    <meta:user-defined meta:name="Info 3"/>
    <meta:user-defined meta:name="Info 4"/>
  </office:meta>
</office:document-meta>
</file>